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50000002AC840A1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rial2" svg:font-family="Aria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F" svg:font-family="" style:font-family-generic="roman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Helvetica" svg:font-family="Helvetica, Arial" style:font-pitch="variable"/>
    <style:font-face style:name="Lohit Hindi" svg:font-family="'Lohit Hindi'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Helvetica1" svg:font-family="Helvetica" style:font-family-generic="system" style:font-pitch="variable"/>
    <style:font-face style:name="Lohit Hindi2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01cm" table:align="margins" style:writing-mode="lr-tb"/>
    </style:style>
    <style:style style:name="Tabla1.A" style:family="table-column">
      <style:table-column-properties style:column-width="17.20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17.20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92cm" fo:margin-left="-0.102cm" table:align="left" style:writing-mode="lr-tb"/>
    </style:style>
    <style:style style:name="Tabla4.A" style:family="table-column">
      <style:table-column-properties style:column-width="3.729cm"/>
    </style:style>
    <style:style style:name="Tabla4.B" style:family="table-column">
      <style:table-column-properties style:column-width="5.579cm"/>
    </style:style>
    <style:style style:name="Tabla4.C" style:family="table-column">
      <style:table-column-properties style:column-width="4.216cm"/>
    </style:style>
    <style:style style:name="Tabla4.D" style:family="table-column">
      <style:table-column-properties style:column-width="3.468cm"/>
    </style:style>
    <style:style style:name="Tabla4.1" style:family="table-row">
      <style:table-row-properties style:min-row-height="0.808cm" fo:keep-together="auto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4.2" style:family="table-row">
      <style:table-row-properties style:min-row-height="0.252cm" fo:keep-together="auto"/>
    </style:style>
    <style:style style:name="Tabla5" style:family="table">
      <style:table-properties style:width="14.882cm" fo:margin-left="0.31cm" table:align="left" style:writing-mode="lr-tb"/>
    </style:style>
    <style:style style:name="Tabla5.A" style:family="table-column">
      <style:table-column-properties style:column-width="14.882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Tabla6" style:family="table">
      <style:table-properties style:width="16.633cm" fo:margin-left="-0.123cm" table:align="left" style:writing-mode="lr-tb"/>
    </style:style>
    <style:style style:name="Tabla6.A" style:family="table-column">
      <style:table-column-properties style:column-width="3.729cm"/>
    </style:style>
    <style:style style:name="Tabla6.B" style:family="table-column">
      <style:table-column-properties style:column-width="12.905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6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6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6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6.3" style:family="table-row">
      <style:table-row-properties style:min-row-height="1.427cm" fo:keep-together="auto"/>
    </style:style>
    <style:style style:name="Tabla6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6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10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7" style:family="table">
      <style:table-properties style:width="17.201cm" table:align="margins" style:shadow="none" style:writing-mode="lr-tb"/>
    </style:style>
    <style:style style:name="Tabla7.A" style:family="table-column">
      <style:table-column-properties style:column-width="17.201cm" style:rel-column-width="65535*"/>
    </style:style>
    <style:style style:name="Tabla7.A1" style:family="table-cell">
      <style:table-cell-properties fo:padding="0.097cm" fo:border="0.05pt dotted #000000"/>
    </style:style>
    <style:style style:name="Tabla8" style:family="table" style:master-page-name="">
      <style:table-properties style:width="9.645cm" fo:margin-left="3.776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35cm"/>
    </style:style>
    <style:style style:name="Tabla8.B" style:family="table-column">
      <style:table-column-properties style:column-width="4.81cm"/>
    </style:style>
    <style:style style:name="Tabla8.1" style:family="table-row">
      <style:table-row-properties style:min-row-height="0.409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-left="0.101cm" fo:padding-right="0.101cm" fo:padding-top="0cm" fo:padding-bottom="0cm" fo:border="0.05pt solid #000000">
        <style:background-image/>
      </style:table-cell-properties>
    </style:style>
    <style:style style:name="Tabla8.B1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8.2" style:family="table-row">
      <style:table-row-properties fo:background-color="transparent" fo:keep-together="auto">
        <style:background-image/>
      </style:table-row-properties>
    </style:style>
    <style:style style:name="Tabla8.A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a8.B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Tabla8.3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fo:language="en" fo:country="US" style:font-size-asian="10pt" style:font-name-complex="Arial3" style:font-size-complex="10pt"/>
    </style:style>
    <style:style style:name="P6" style:family="paragraph" style:parent-style-name="Standard">
      <style:paragraph-properties>
        <style:tab-stops>
          <style:tab-stop style:position="16.986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Heading_20_1">
      <style:text-properties style:font-name="Arial1" fo:font-size="10pt" fo:language="en" fo:country="US" style:font-size-asian="10pt" style:font-name-complex="Arial3" style:font-size-complex="10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en" fo:country="US" fo:font-weight="bold" style:font-size-asian="10pt" style:font-weight-asian="bold" style:font-name-complex="Arial3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pt" style:country-asian="BR" style:font-weight-asian="bold" style:font-name-complex="Arial3" style:font-size-complex="10pt"/>
    </style:style>
    <style:style style:name="P12" style:family="paragraph" style:parent-style-name="Standard">
      <style:text-properties style:font-name="Arial1" fo:font-size="10pt" fo:font-weight="bold" style:font-size-asian="10pt" style:font-weight-asian="bold" style:font-name-complex="Arial3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3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style-complex="italic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3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3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weight="normal" style:font-size-asian="10pt" style:font-weight-asian="normal" style:font-name-complex="Arial3" style:font-size-complex="10pt" style:font-weight-complex="normal"/>
    </style:style>
    <style:style style:name="P21" style:family="paragraph" style:parent-style-name="Standard">
      <style:text-properties style:font-name="Arial1" fo:font-size="10pt" style:font-size-asian="10pt" style:font-name-complex="Arial3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3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3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3" style:font-size-complex="10pt" style:font-style-complex="italic"/>
    </style:style>
    <style:style style:name="P25" style:family="paragraph" style:parent-style-name="Standard">
      <style:paragraph-properties>
        <style:tab-stops>
          <style:tab-stop style:position="16.986cm" style:type="right" style:leader-style="dotted" style:leader-text="."/>
        </style:tab-stops>
      </style:paragraph-properties>
      <style:text-properties style:font-name="Arial1" fo:font-size="10pt" style:font-size-asian="10pt" style:font-name-complex="Arial3" style:font-size-complex="10pt"/>
    </style:style>
    <style:style style:name="P26" style:family="paragraph" style:parent-style-name="Standard">
      <style:text-properties style:font-name="Arial1" fo:font-size="10pt" style:font-size-asian="10pt" style:language-asian="pt" style:country-asian="BR" style:font-name-complex="Arial3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style:font-size-asian="10pt" style:language-asian="pt" style:country-asian="BR" style:font-name-complex="Arial3" style:font-size-complex="10pt"/>
    </style:style>
    <style:style style:name="P28" style:family="paragraph" style:parent-style-name="Standard">
      <style:text-properties style:font-name="Arial1" fo:font-size="10pt" style:font-size-asian="10pt" style:language-asian="pt" style:country-asian="BR" style:font-name-complex="Arial3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3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3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32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6.986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3" style:font-size-complex="10pt"/>
    </style:style>
    <style:style style:name="P38" style:family="paragraph" style:parent-style-name="Standard">
      <style:text-properties fo:color="#000000" style:font-name="Arial1" fo:font-size="10pt" style:font-size-asian="10pt" style:font-name-complex="Arial3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3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font-name-complex="Arial3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3" style:font-size-complex="10pt" style:font-weight-complex="normal"/>
    </style:style>
    <style:style style:name="P43" style:family="paragraph" style:parent-style-name="Standard">
      <style:text-properties fo:color="#ff0000" style:font-name="Arial1" fo:font-size="10pt" fo:font-weight="bold" style:font-size-asian="10pt" style:language-asian="pt" style:country-asian="BR" style:font-weight-asian="bold" style:font-name-complex="Arial3" style:font-size-complex="10pt"/>
    </style:style>
    <style:style style:name="P44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</style:style>
    <style:style style:name="P45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3" style:font-size-complex="10pt"/>
    </style:style>
    <style:style style:name="P46" style:family="paragraph" style:parent-style-name="Standard" style:list-style-name="WWNum13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Arial1" fo:font-size="10pt" style:font-size-asian="10pt" style:language-asian="pt" style:country-asian="BR" style:font-name-complex="Arial3" style:font-size-complex="10pt"/>
    </style:style>
    <style:style style:name="P47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style:font-name="Arial1" fo:font-size="10pt" style:font-size-asian="10pt" style:language-asian="pt" style:country-asian="BR" style:font-name-complex="Arial3" style:font-size-complex="10pt"/>
    </style:style>
    <style:style style:name="P48" style:family="paragraph" style:parent-style-name="Standard" style:list-style-name="WWNum15">
      <style:paragraph-properties fo:margin-left="0.501cm" fo:margin-right="0cm" fo:text-align="justify" style:justify-single-word="false" fo:text-indent="-0.501cm" style:auto-text-indent="false"/>
      <style:text-properties style:font-name="Arial1" fo:font-size="10pt" style:font-size-asian="10pt" style:language-asian="pt" style:country-asian="BR" style:font-name-complex="Arial3" style:font-size-complex="10pt"/>
    </style:style>
    <style:style style:name="P49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</style:style>
    <style:style style:name="P50" style:family="paragraph" style:parent-style-name="Standard" style:list-style-name="WWNum18">
      <style:paragraph-properties fo:margin-left="0.501cm" fo:margin-right="0cm" fo:margin-top="0.106cm" fo:margin-bottom="0.106cm" fo:text-align="justify" style:justify-single-word="false" fo:text-indent="-0.501cm" style:auto-text-indent="false"/>
    </style:style>
    <style:style style:name="P51" style:family="paragraph" style:parent-style-name="Standard" style:list-style-name="WWNum17">
      <style:paragraph-properties fo:margin-left="0.25cm" fo:margin-right="0cm" fo:margin-top="0.212cm" fo:margin-bottom="0.212cm" fo:text-align="justify" style:justify-single-word="false" fo:text-indent="-0.25cm" style:auto-text-indent="false"/>
      <style:text-properties style:font-name="Arial1" fo:font-size="10pt" style:font-size-asian="10pt" style:font-name-complex="Arial3" style:font-size-complex="10pt" style:font-style-complex="italic"/>
    </style:style>
    <style:style style:name="P52" style:family="paragraph" style:parent-style-name="Standard">
      <style:paragraph-properties fo:margin-left="1.501cm" fo:margin-right="0cm" fo:text-align="justify" style:justify-single-word="false" fo:text-indent="-1.501cm" style:auto-text-indent="false"/>
    </style:style>
    <style:style style:name="P5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3" style:font-size-complex="10pt" style:font-weight-complex="bold"/>
    </style:style>
    <style:style style:name="P5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style-complex="italic" style:font-weight-complex="bold"/>
    </style:style>
    <style:style style:name="P5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5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6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6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6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3" style:font-size-complex="10pt" style:font-weight-complex="normal"/>
    </style:style>
    <style:style style:name="P6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top="0.106cm" fo:margin-bottom="0.106cm" fo:text-align="center" style:justify-single-word="false"/>
      <style:text-properties style:font-name="Arial1" fo:font-size="10pt" style:font-size-asian="10pt" style:font-name-complex="Arial3" style:font-size-complex="10pt"/>
    </style:style>
    <style:style style:name="P67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style:font-size-asian="10pt" style:language-asian="pt" style:country-asian="BR" style:font-name-complex="Arial3" style:font-size-complex="10pt"/>
    </style:style>
    <style:style style:name="P68" style:family="paragraph" style:parent-style-name="Standard">
      <style:paragraph-properties fo:margin-top="0.106cm" fo:margin-bottom="0.106cm" fo:text-align="justify" style:justify-single-word="false"/>
    </style:style>
    <style:style style:name="P69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3" style:font-size-complex="10pt"/>
    </style:style>
    <style:style style:name="P70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P7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3" style:font-size-complex="10pt"/>
    </style:style>
    <style:style style:name="P7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3" style:font-size-complex="10pt"/>
    </style:style>
    <style:style style:name="P7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background-color="transparent" style:font-size-asian="10pt" style:font-name-complex="Arial3" style:font-size-complex="10pt"/>
    </style:style>
    <style:style style:name="P7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3" style:font-size-complex="10pt"/>
    </style:style>
    <style:style style:name="P7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3" style:font-size-complex="10pt"/>
    </style:style>
    <style:style style:name="P7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3" style:font-size-complex="10pt"/>
    </style:style>
    <style:style style:name="P7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7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3" style:font-size-complex="10pt" style:font-style-complex="italic" style:font-weight-complex="normal"/>
    </style:style>
    <style:style style:name="P7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weight-complex="normal"/>
    </style:style>
    <style:style style:name="P80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3" style:font-size-complex="10pt"/>
    </style:style>
    <style:style style:name="P81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3" style:font-size-complex="10pt"/>
    </style:style>
    <style:style style:name="P82" style:family="paragraph" style:parent-style-name="Standard">
      <style:paragraph-properties fo:margin-top="0cm" fo:margin-bottom="0cm" fo:line-height="100%" fo:text-align="center" style:justify-single-word="false"/>
      <style:text-properties fo:background-color="transparent"/>
    </style:style>
    <style:style style:name="P83" style:family="paragraph" style:parent-style-name="Standard">
      <style:paragraph-properties fo:margin-top="0cm" fo:margin-bottom="0cm"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3" style:font-size-complex="10pt" style:font-weight-complex="bold"/>
    </style:style>
    <style:style style:name="P84" style:family="paragraph" style:parent-style-name="Standard">
      <style:paragraph-properties fo:margin-top="0cm" fo:margin-bottom="0cm" fo:line-height="100%" fo:text-align="end" style:justify-single-word="false"/>
      <style:text-properties fo:color="#000000"/>
    </style:style>
    <style:style style:name="P85" style:family="paragraph" style:parent-style-name="Standard">
      <style:paragraph-properties fo:margin-top="0cm" fo:margin-bottom="0cm" fo:text-align="justify" style:justify-single-word="false"/>
    </style:style>
    <style:style style:name="P86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3" style:font-size-complex="8pt" style:font-style-complex="italic" style:font-weight-complex="bold"/>
    </style:style>
    <style:style style:name="P87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background-color="transparent"/>
    </style:style>
    <style:style style:name="P88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3" style:font-size-complex="10pt"/>
    </style:style>
    <style:style style:name="P89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3" style:font-size-complex="10pt"/>
    </style:style>
    <style:style style:name="P90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style:font-size-asian="10pt" style:font-name-complex="Arial3" style:font-size-complex="10pt"/>
    </style:style>
    <style:style style:name="P91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92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3" style:font-size-complex="10pt"/>
    </style:style>
    <style:style style:name="P93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P94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3" style:font-size-complex="10pt" style:font-weight-complex="normal"/>
    </style:style>
    <style:style style:name="P9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96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3" style:font-size-complex="10pt"/>
    </style:style>
    <style:style style:name="P97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3" style:font-size-complex="10pt"/>
    </style:style>
    <style:style style:name="P98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3" style:font-size-complex="10pt"/>
    </style:style>
    <style:style style:name="P99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3" style:font-size-complex="10pt"/>
    </style:style>
    <style:style style:name="P100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0pt" style:font-size-asian="10pt" style:font-name-complex="Arial3" style:font-size-complex="10pt"/>
    </style:style>
    <style:style style:name="P101" style:family="paragraph" style:parent-style-name="Standard">
      <style:paragraph-properties fo:margin-left="0cm" fo:margin-right="1.05cm" fo:line-height="115%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3" style:font-size-complex="10pt"/>
    </style:style>
    <style:style style:name="P102" style:family="paragraph" style:parent-style-name="Standard">
      <style:paragraph-properties fo:margin-left="0cm" fo:margin-right="-0.513cm" fo:line-height="0.423cm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3" style:font-size-complex="10pt"/>
    </style:style>
    <style:style style:name="P103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3" style:font-size-complex="10pt"/>
    </style:style>
    <style:style style:name="P104" style:family="paragraph" style:parent-style-name="Standard">
      <style:paragraph-properties fo:margin-left="0cm" fo:margin-right="-0.513cm" fo:line-height="0.423cm" fo:text-align="justify" style:justify-single-word="false" fo:text-indent="0cm" style:auto-text-indent="false"/>
      <style:text-properties style:font-name="Arial1" fo:font-size="10pt" style:font-size-asian="10pt" style:font-name-complex="Arial3" style:font-size-complex="10pt"/>
    </style:style>
    <style:style style:name="P105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style:font-size-asian="10pt" style:font-name-complex="Arial3" style:font-size-complex="10pt"/>
    </style:style>
    <style:style style:name="P106" style:family="paragraph" style:parent-style-name="Standard">
      <style:paragraph-properties fo:margin-left="0.635cm" fo:margin-right="-0.513cm" fo:text-align="justify" style:justify-single-word="false" fo:text-indent="0cm" style:auto-text-indent="false"/>
      <style:text-properties style:font-name="Arial1" fo:font-size="10pt" style:font-size-asian="10pt" style:font-name-complex="Arial3" style:font-size-complex="10pt"/>
    </style:style>
    <style:style style:name="P107" style:family="paragraph" style:parent-style-name="Standard">
      <style:paragraph-properties fo:margin-left="0cm" fo:margin-right="0.011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3" style:font-size-complex="10pt"/>
    </style:style>
    <style:style style:name="P108" style:family="paragraph" style:parent-style-name="Standard">
      <style:paragraph-properties fo:line-height="0.423cm" fo:hyphenation-ladder-count="no-limit" fo:padding-left="0.106cm" fo:padding-right="0.106cm" fo:padding-top="0.071cm" fo:padding-bottom="0.106cm" fo:border="0.74pt solid #00000a">
        <style:tab-stops>
          <style:tab-stop style:position="-1.27cm"/>
        </style:tab-stops>
      </style:paragraph-properties>
      <style:text-properties style:font-name="Arial1" fo:font-size="10pt" fo:language="pt" fo:country="BR" style:font-size-asian="10pt" style:font-name-complex="Arial3" style:font-size-complex="10pt" fo:hyphenate="false" fo:hyphenation-remain-char-count="2" fo:hyphenation-push-char-count="2"/>
    </style:style>
    <style:style style:name="P109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Arial1" fo:font-size="10pt" fo:language="pt" fo:country="BR" style:font-size-asian="10pt" style:font-name-complex="Arial3" style:font-size-complex="10pt"/>
    </style:style>
    <style:style style:name="P1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0pt" style:font-size-asian="10pt" style:language-asian="pt" style:country-asian="BR" style:font-name-complex="Arial3" style:font-size-complex="10pt"/>
    </style:style>
    <style:style style:name="P111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3" style:font-size-complex="10pt" style:font-style-complex="italic"/>
    </style:style>
    <style:style style:name="P112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text-underline-style="solid" style:text-underline-width="auto" style:text-underline-color="font-color" style:font-size-asian="10pt" style:font-name-complex="Arial3" style:font-size-complex="10pt" style:font-style-complex="italic"/>
    </style:style>
    <style:style style:name="P113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style-complex="italic"/>
    </style:style>
    <style:style style:name="P114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font-size-asian="10pt" style:font-name-complex="Arial3" style:font-size-complex="10pt" style:font-style-complex="italic"/>
    </style:style>
    <style:style style:name="P115" style:family="paragraph" style:parent-style-name="Standard">
      <style:paragraph-properties fo:margin-top="0.212cm" fo:margin-bottom="0.212cm" fo:text-align="justify" style:justify-single-word="false"/>
    </style:style>
    <style:style style:name="P116" style:family="paragraph" style:parent-style-name="Standard">
      <style:paragraph-properties fo:margin-left="0.25cm" fo:margin-right="0cm" fo:margin-top="0.212cm" fo:margin-bottom="0.212cm" fo:text-align="justify" style:justify-single-word="false" fo:text-indent="0cm" style:auto-text-indent="false"/>
      <style:text-properties style:font-name="Arial1" fo:font-size="10pt" style:font-size-asian="10pt" style:font-name-complex="Arial3" style:font-size-complex="10pt" style:font-style-complex="italic"/>
    </style:style>
    <style:style style:name="P117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Arial1" fo:font-size="10pt" style:font-size-asian="10pt" style:font-name-complex="Arial3" style:font-size-complex="10pt" style:font-style-complex="italic"/>
    </style:style>
    <style:style style:name="P118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3" style:font-size-complex="10pt" style:font-weight-complex="bold"/>
    </style:style>
    <style:style style:name="P119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120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style:font-size-asian="10pt" style:font-name-complex="Arial3" style:font-size-complex="10pt"/>
    </style:style>
    <style:style style:name="P121" style:family="paragraph" style:parent-style-name="Standard">
      <style:paragraph-properties fo:margin-top="0.049cm" fo:margin-bottom="0.106cm" fo:text-align="justify" style:justify-single-word="false"/>
    </style:style>
    <style:style style:name="P122" style:family="paragraph" style:parent-style-name="Standard">
      <style:paragraph-properties fo:margin-top="0.049cm" fo:margin-bottom="0.049cm"/>
      <style:text-properties style:font-name="Arial1" fo:font-size="10pt" style:font-size-asian="10pt" style:font-name-complex="Arial3" style:font-size-complex="10pt"/>
    </style:style>
    <style:style style:name="P123" style:family="paragraph" style:parent-style-name="Body_20_Text_20_3">
      <style:paragraph-properties fo:text-align="center" style:justify-single-word="false"/>
      <style:text-properties style:font-name="Arial1" style:font-name-complex="Arial3" style:font-weight-complex="bold"/>
    </style:style>
    <style:style style:name="P124" style:family="paragraph" style:parent-style-name="Body_20_Text_20_3">
      <style:paragraph-properties fo:text-align="center" style:justify-single-word="false" fo:padding="0cm" fo:border="none"/>
      <style:text-properties style:font-name="Arial1" fo:font-size="5pt" style:font-size-asian="5pt" style:font-name-complex="Arial3" style:font-size-complex="5pt"/>
    </style:style>
    <style:style style:name="P125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style:font-size-asian="10pt" style:font-name-complex="Arial3" style:font-size-complex="10pt"/>
    </style:style>
    <style:style style:name="P126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font-weight="bold" style:font-size-asian="10pt" style:font-weight-asian="bold" style:font-name-complex="Arial3" style:font-size-complex="10pt"/>
    </style:style>
    <style:style style:name="P127" style:family="paragraph" style:parent-style-name="Footer">
      <style:paragraph-properties fo:margin-left="0cm" fo:margin-right="-0.002cm" fo:text-align="justify" style:justify-single-word="false" fo:text-indent="0cm" style:auto-text-indent="false">
        <style:tab-stops/>
      </style:paragraph-properties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Arial1" style:font-name-complex="Arial3"/>
    </style:style>
    <style:style style:name="P129" style:family="paragraph" style:parent-style-name="Table_20_Contents">
      <style:paragraph-properties fo:text-align="justify" style:justify-single-word="false"/>
      <style:text-properties style:font-name="Arial1" style:font-name-complex="Arial3"/>
    </style:style>
    <style:style style:name="P130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style:text-underline-style="none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P131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3" style:font-size-complex="10pt" style:font-weight-complex="bold"/>
    </style:style>
    <style:style style:name="P1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font-weight="bold" style:font-size-asian="10pt" style:font-weight-asian="bold" style:font-name-complex="Arial3" style:font-size-complex="10pt"/>
    </style:style>
    <style:style style:name="P133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en" fo:country="US" style:font-size-asian="10pt" style:font-name-complex="Arial3" style:font-size-complex="10pt"/>
    </style:style>
    <style:style style:name="P134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style:font-name="Arial1" fo:font-size="8pt" fo:language="pt" fo:country="PT" fo:font-weight="bold" style:font-size-asian="8pt" style:font-weight-asian="bold" style:font-name-complex="Arial3" style:font-size-complex="8pt" style:font-weight-complex="bold"/>
    </style:style>
    <style:style style:name="P135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3" style:font-size-complex="10pt"/>
    </style:style>
    <style:style style:name="P136" style:family="paragraph" style:parent-style-name="Title">
      <style:paragraph-properties fo:text-align="start" style:justify-single-word="false"/>
      <style:text-properties fo:text-transform="uppercase" fo:font-size="10pt" fo:language="pt" fo:country="BR" style:font-size-asian="10pt"/>
    </style:style>
    <style:style style:name="P137" style:family="paragraph" style:parent-style-name="Title">
      <style:text-properties fo:text-transform="uppercase" style:font-name="Arial1" fo:font-size="10pt" fo:language="en" fo:country="US" fo:font-style="normal" style:font-size-asian="10pt" style:font-style-asian="normal" style:font-name-complex="Arial3" style:font-size-complex="10pt"/>
    </style:style>
    <style:style style:name="P138" style:family="paragraph" style:parent-style-name="Title">
      <style:paragraph-properties fo:text-align="start" style:justify-single-word="false"/>
      <style:text-properties fo:text-transform="uppercase" style:font-name="Arial1" fo:font-size="10pt" fo:language="en" fo:country="US" fo:font-style="normal" style:font-size-asian="10pt" style:font-style-asian="normal" style:font-name-complex="Arial3" style:font-size-complex="10pt"/>
    </style:style>
    <style:style style:name="P139" style:family="paragraph" style:parent-style-name="Title">
      <style:text-properties fo:text-transform="uppercase" style:font-name="Arial1" fo:font-size="10pt" fo:font-style="normal" style:font-size-asian="10pt" style:font-style-asian="normal" style:font-name-complex="Arial3" style:font-size-complex="10pt"/>
    </style:style>
    <style:style style:name="P140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  <style:text-properties style:font-name="Arial1" style:font-name-complex="Arial3"/>
    </style:style>
    <style:style style:name="P141" style:family="paragraph" style:parent-style-name="Normal">
      <style:paragraph-properties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3" style:font-size-complex="10pt"/>
    </style:style>
    <style:style style:name="P142" style:family="paragraph" style:parent-style-name="Normal">
      <style:paragraph-properties fo:text-align="justify" style:justify-single-word="false" style:text-autospace="none"/>
      <style:text-properties style:font-name="Arial1" fo:font-size="10pt" style:font-size-asian="10pt" style:font-name-complex="Arial3" style:font-size-complex="10pt"/>
    </style:style>
    <style:style style:name="P143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144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45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146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7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48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06cm"/>
          <style:tab-stop style:position="0.702cm"/>
        </style:tab-stops>
      </style:paragraph-properties>
    </style:style>
    <style:style style:name="P149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150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151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52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2" style:font-weight-complex="bold"/>
    </style:style>
    <style:style style:name="P153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3" style:font-size-complex="8pt"/>
    </style:style>
    <style:style style:name="T2" style:family="text">
      <style:text-properties style:font-name="Arial1" fo:font-size="10pt" style:font-size-asian="10pt" style:font-name-complex="Arial3" style:font-size-complex="10pt"/>
    </style:style>
    <style:style style:name="T3" style:family="text">
      <style:text-properties style:font-name="Arial1" fo:font-size="10pt" style:font-size-asian="10pt" style:font-name-complex="Arial3" style:font-size-complex="10pt" style:font-weight-complex="bold"/>
    </style:style>
    <style:style style:name="T4" style:family="text">
      <style:text-properties style:font-name="Arial1" fo:font-size="10pt" style:font-size-asian="10pt" style:font-name-complex="Arial3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3" style:font-size-complex="10pt"/>
    </style:style>
    <style:style style:name="T6" style:family="text">
      <style:text-properties style:font-name="Arial1" fo:font-size="10pt" fo:language="en" fo:country="US" style:font-size-asian="10pt" style:font-name-complex="Arial3" style:font-size-complex="10pt"/>
    </style:style>
    <style:style style:name="T7" style:family="text">
      <style:text-properties style:font-name="Arial1" fo:font-size="10pt" fo:language="en" fo:country="US" fo:font-weight="bold" style:font-size-asian="10pt" style:font-weight-asian="bold" style:font-name-complex="Arial3" style:font-size-complex="10pt"/>
    </style:style>
    <style:style style:name="T8" style:family="text">
      <style:text-properties style:font-name="Arial1" fo:font-size="10pt" fo:language="en" fo:country="US" style:text-underline-style="dotted" style:text-underline-width="auto" style:text-underline-color="#000000" fo:background-color="transparent" style:font-size-asian="10pt" style:language-asian="pt" style:country-asian="BR" style:font-name-complex="Arial3" style:font-size-complex="10pt"/>
    </style:style>
    <style:style style:name="T9" style:family="text">
      <style:text-properties style:font-name="Arial1" fo:font-size="10pt" fo:font-weight="bold" style:font-size-asian="10pt" style:font-weight-asian="bold" style:font-name-complex="Arial3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T11" style:family="text">
      <style:text-properties style:font-name="Arial1" fo:font-size="10pt" fo:font-weight="bold" style:font-size-asian="10pt" style:font-weight-asian="bold" style:font-name-complex="Arial3" style:font-size-complex="10pt" style:font-style-complex="italic"/>
    </style:style>
    <style:style style:name="T12" style:family="text">
      <style:text-properties style:font-name="Arial1" fo:font-size="10pt" fo:font-weight="bold" style:font-size-asian="10pt" style:language-asian="pt" style:country-asian="BR" style:font-weight-asian="bold" style:font-name-complex="Arial3" style:font-size-complex="10pt" style:font-weight-complex="bold"/>
    </style:style>
    <style:style style:name="T13" style:family="text">
      <style:text-properties style:font-name="Arial1" fo:font-size="10pt" fo:font-weight="bold" fo:background-color="transparent" style:font-size-asian="10pt" style:font-weight-asian="bold" style:font-name-complex="Arial3" style:font-size-complex="10pt"/>
    </style:style>
    <style:style style:name="T14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3" style:font-size-complex="10pt" style:font-style-complex="italic"/>
    </style:style>
    <style:style style:name="T15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T16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3" style:font-size-complex="10pt"/>
    </style:style>
    <style:style style:name="T17" style:family="text">
      <style:text-properties style:font-name="Arial1" fo:font-size="10pt" fo:language="pt" fo:country="BR" style:font-size-asian="10pt" style:language-asian="pt" style:country-asian="BR" style:font-name-complex="Arial3" style:font-size-complex="10pt"/>
    </style:style>
    <style:style style:name="T18" style:family="text">
      <style:text-properties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3" style:font-size-complex="10pt" style:font-weight-complex="normal"/>
    </style:style>
    <style:style style:name="T19" style:family="text"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T20" style:family="text">
      <style:text-properties fo:color="#000000" style:font-name="Arial1" fo:font-size="10pt" style:font-size-asian="10pt" style:language-asian="pt" style:country-asian="BR" style:font-name-complex="Arial3" style:font-size-complex="10pt"/>
    </style:style>
    <style:style style:name="T21" style:family="text">
      <style:text-properties fo:color="#000000" style:font-name="Arial1" fo:font-size="10pt" style:font-size-asian="10pt" style:font-name-complex="Arial3" style:font-size-complex="10pt" style:font-weight-complex="bold"/>
    </style:style>
    <style:style style:name="T22" style:family="text">
      <style:text-properties fo:color="#000000" style:font-name="Arial1" fo:font-size="10pt" fo:font-weight="bold" style:font-size-asian="10pt" style:language-asian="pt" style:country-asian="BR" style:font-weight-asian="bold" style:font-name-complex="Arial3" style:font-size-complex="10pt"/>
    </style:style>
    <style:style style:name="T23" style:family="text">
      <style:text-properties fo:color="#000000" style:font-name="Arial1" fo:font-size="10pt" fo:language="en" fo:country="US" style:font-size-asian="10pt" style:font-name-complex="Arial3" style:font-size-complex="10pt"/>
    </style:style>
    <style:style style:name="T24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3" style:font-size-complex="10pt"/>
    </style:style>
    <style:style style:name="T25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3" style:font-size-complex="10pt" style:font-weight-complex="normal"/>
    </style:style>
    <style:style style:name="T26" style:family="text">
      <style:text-properties fo:color="#000000" style:font-name="Arial1" fo:font-size="10pt" fo:language="en" fo:country="US" fo:font-style="italic" style:font-size-asian="10pt" style:font-style-asian="italic" style:font-name-complex="Arial3" style:font-size-complex="10pt" style:font-style-complex="italic"/>
    </style:style>
    <style:style style:name="T27" style:family="text">
      <style:text-properties fo:color="#000000" style:font-name="Arial1" fo:font-size="10pt" fo:language="en" fo:country="US" fo:font-style="normal" style:font-size-asian="10pt" style:font-style-asian="normal" style:font-name-complex="Arial3" style:font-size-complex="10pt" style:font-style-complex="normal"/>
    </style:style>
    <style:style style:name="T28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29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bold"/>
    </style:style>
    <style:style style:name="T30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31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32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normal"/>
    </style:style>
    <style:style style:name="T33" style:family="text">
      <style:text-properties fo:color="#000000" style:font-name="Arial1" fo:font-size="10pt" fo:language="pt" fo:country="BR" fo:font-style="italic" style:text-underline-style="none" fo:font-weight="normal" fo:background-color="#94bd5e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bold"/>
    </style:style>
    <style:style style:name="T34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3" style:font-size-complex="10pt" style:font-style-complex="italic" style:font-weight-complex="normal"/>
    </style:style>
    <style:style style:name="T35" style:family="text">
      <style:text-properties fo:color="#000000" style:font-name="Arial1" fo:font-size="10pt" fo:language="es" fo:country="PY" fo:font-style="italic" fo:font-weight="normal" fo:background-color="#94bd5e" style:font-size-asian="10pt" style:language-asian="pt" style:country-asian="BR" style:font-style-asian="italic" style:font-weight-asian="normal" style:font-name-complex="Arial3" style:font-size-complex="10pt" style:font-style-complex="italic" style:font-weight-complex="normal"/>
    </style:style>
    <style:style style:name="T36" style:family="text">
      <style:text-properties fo:color="#000000" style:font-name="Arial1" fo:font-size="10pt" fo:language="es" fo:country="PY" fo:font-style="italic" style:text-underline-style="none" fo:font-weight="normal" fo:background-color="#94bd5e" style:font-name-asian="Times New Roman1" style:font-size-asian="10pt" style:language-asian="pt" style:country-asian="BR" style:font-style-asian="italic" style:font-weight-asian="normal" style:font-name-complex="Arial3" style:font-size-complex="10pt" style:font-style-complex="italic" style:font-weight-complex="normal"/>
    </style:style>
    <style:style style:name="T37" style:family="text">
      <style:text-properties fo:color="#000000" style:font-name="Arial1" fo:font-size="10pt" fo:language="es" fo:country="PY" fo:font-style="normal" style:text-underline-style="none" fo:font-weight="normal" fo:background-color="#94bd5e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T38" style:family="text">
      <style:text-properties fo:color="#000000" style:font-name="Arial1" fo:font-size="10pt" fo:font-weight="normal" style:font-size-asian="10pt" style:font-weight-asian="normal" style:font-name-complex="Arial3" style:font-size-complex="10pt" style:font-weight-complex="normal"/>
    </style:style>
    <style:style style:name="T39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40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3" style:font-size-complex="10pt" style:font-style-complex="italic" style:font-weight-complex="normal"/>
    </style:style>
    <style:style style:name="T41" style:family="text">
      <style:text-properties fo:color="#000000" style:font-name="Arial1" style:font-name-complex="Arial3"/>
    </style:style>
    <style:style style:name="T42" style:family="text">
      <style:text-properties fo:color="#000000" fo:language="pt" fo:country="BR" fo:font-style="italic" style:text-underline-style="none" fo:font-weight="normal" style:font-name-asian="Times New Roman1" style:language-asian="pt" style:country-asian="BR" style:font-style-asian="italic" style:font-weight-asian="normal" style:font-style-complex="italic" style:font-weight-complex="bold"/>
    </style:style>
    <style:style style:name="T43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44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45" style:family="text">
      <style:text-properties fo:color="#000000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46" style:family="text">
      <style:text-properties fo:color="#000000" fo:font-size="10pt" fo:background-color="transparent" style:font-name-asian="Times New Roman1" style:font-size-asian="10pt" style:language-asian="pt" style:country-asian="BR" style:font-size-complex="10pt" style:font-style-complex="italic"/>
    </style:style>
    <style:style style:name="T47" style:family="text">
      <style:text-properties fo:color="#000000" fo:language="en" fo:country="US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0" style:family="text">
      <style:text-properties fo:font-size="10pt" fo:language="pt" fo:country="PT" style:font-size-asian="10pt" style:font-size-complex="10pt"/>
    </style:style>
    <style:style style:name="T51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3" style:font-size-complex="10pt"/>
    </style:style>
    <style:style style:name="T52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3" style:font-size-complex="10pt"/>
    </style:style>
    <style:style style:name="T53" style:family="text">
      <style:text-properties style:text-position="super 58%" style:text-underline-style="solid" style:text-underline-width="auto" style:text-underline-color="font-color"/>
    </style:style>
    <style:style style:name="T54" style:family="text">
      <style:text-properties fo:text-transform="uppercase" style:font-name="Arial1" fo:font-size="10pt" fo:language="en" fo:country="US" fo:font-style="normal" style:font-size-asian="10pt" style:font-style-asian="normal" style:font-name-complex="Arial3" style:font-size-complex="10pt"/>
    </style:style>
    <style:style style:name="T55" style:family="text">
      <style:text-properties fo:text-transform="uppercase" style:font-name="Arial1" style:font-weight-complex="bold"/>
    </style:style>
    <style:style style:name="T56" style:family="text">
      <style:text-properties fo:text-transform="uppercase" fo:color="#000000" style:font-name="Arial1" fo:font-size="10pt" fo:language="pt" fo:country="PT" fo:font-style="normal" fo:font-weight="bold" fo:background-color="transparent" style:font-size-asian="10pt" style:font-style-asian="normal" style:font-weight-asian="bold" style:font-name-complex="Arial3" style:font-size-complex="10pt" style:font-style-complex="italic" style:font-weight-complex="bold"/>
    </style:style>
    <style:style style:name="T57" style:family="text">
      <style:text-properties fo:text-transform="uppercase" fo:color="#000000" style:font-name="Arial1" fo:font-size="10pt" fo:language="pt" fo:country="BR" fo:font-weight="normal" style:font-size-asian="10pt" style:font-weight-asian="normal" style:font-name-complex="Arial3" style:font-size-complex="10pt" style:font-weight-complex="bold"/>
    </style:style>
    <style:style style:name="T58" style:family="text">
      <style:text-properties style:text-position="sub 58%" style:font-name="Arial1" fo:font-size="10pt" style:font-size-asian="10pt" style:language-asian="pt" style:country-asian="BR" style:font-name-complex="Arial3" style:font-size-complex="10pt"/>
    </style:style>
    <style:style style:name="T59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6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61" style:family="text">
      <style:text-properties style:font-name="Arial" fo:font-size="10pt" fo:language="en" fo:country="US" style:font-size-asian="10pt" style:font-name-complex="Arial" style:font-size-complex="10pt"/>
    </style:style>
    <style:style style:name="T62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3" style:family="text"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T64" style:family="text">
      <style:text-properties style:text-position="0% 100%" style:font-name="Arial1" fo:font-size="10pt" style:text-underline-style="solid" style:text-underline-width="auto" style:text-underline-color="font-color" fo:font-weight="bold" style:font-size-asian="10pt" style:font-weight-asian="bold" style:font-name-complex="Arial3" style:font-size-complex="10pt" style:font-weight-complex="bold"/>
    </style:style>
    <style:style style:name="T65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66" style:family="text"/>
    <style:style style:name="T67" style:family="text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DELO DE BULA</text:p>
      <text:h text:style-name="P9" text:outline-level="1"/>
      <text:p text:style-name="P2"><text:placeholder text:placeholder-type="text">&lt;o.formulated_product_id.name&gt;</text:placeholder></text:p>
      <text:p text:style-name="P5"/>
      <text:p text:style-name="P3"><text:span text:style-name="Fuente_20_de_20_párrafo_20_predeter."><text:span text:style-name="T43"><text:placeholder text:placeholder-type="text">&lt;for each="process in processes(o, 'ANVISA')"&gt;</text:placeholder></text:span></text:span></text:p>
      <text:p text:style-name="P7"><text:span text:style-name="T13">Registrado no Ministério da Agricultura, Pecuária e Abastecimento – ANVISA sob n</text:span><text:span text:style-name="T52">o</text:span><text:span text:style-name="T13"> ...</text:span><text:span text:style-name="T15"><text:placeholder text:placeholder-type="text">&lt;process.petitioning_number&gt;</text:placeholder></text:span></text:p>
      <text:p text:style-name="P8"><text:span text:style-name="Fuente_20_de_20_párrafo_20_predeter."><text:span text:style-name="T34"><text:placeholder text:placeholder-type="text">&lt;/for&gt;</text:placeholder></text:span></text:span></text:p>
      <text:p text:style-name="P142"><text:span text:style-name="Fuente_20_de_20_párrafo_20_predeter."><text:span text:style-name="T42"/></text:span></text:p>
      <text:p text:style-name="P35"><text:span text:style-name="T7">COMPOSIÇÃO:</text:span></text:p>
      <text:p text:style-name="P35"><text:span text:style-name="Fuente_20_de_20_párrafo_20_predeter."><text:span text:style-name="T31"><text:placeholder text:placeholder-type="text">&lt;for each="ing in cqqs(o,'chemical')"&gt;</text:placeholder></text:span></text:span></text:p>
      <text:p text:style-name="P35"><text:span text:style-name="Fuente_20_de_20_párrafo_20_predeter."><text:span text:style-name="T28"><text:placeholder text:placeholder-type="text">&lt;ing.ingredient_id.scientific_name&gt;</text:placeholder></text:span></text:span><text:span text:style-name="Fuente_20_de_20_párrafo_20_predeter."><text:span text:style-name="T28"> (</text:span></text:span><text:span text:style-name="Fuente_20_de_20_párrafo_20_predeter."><text:span text:style-name="T28"><text:placeholder text:placeholder-type="text">&lt;ing.ingredient_id.name&gt;</text:placeholder></text:span></text:span><text:bookmark text:name="bkmIaNome1"/><text:span text:style-name="Fuente_20_de_20_párrafo_20_predeter."><text:span text:style-name="T28">) …........................... </text:span></text:span><text:bookmark-start text:name="bkmIaNomeQuim1"/><text:span text:style-name="Fuente_20_de_20_párrafo_20_predeter."><text:span text:style-name="T28"><text:placeholder text:placeholder-type="text">&lt;ing.declared_concentration&gt;</text:placeholder></text:span></text:span><text:span text:style-name="Fuente_20_de_20_párrafo_20_predeter."><text:span text:style-name="T28"> </text:span></text:span><text:span text:style-name="Fuente_20_de_20_párrafo_20_predeter."><text:span text:style-name="T28"><text:placeholder text:placeholder-type="text">&lt;ing.uom_id.name&gt;</text:placeholder></text:span></text:span></text:p>
      <text:p text:style-name="P6"><text:span text:style-name="Fuente_20_de_20_párrafo_20_predeter."><text:span text:style-name="T35"><text:placeholder text:placeholder-type="text">&lt;/for&gt;</text:placeholder></text:span></text:span></text:p>
      <text:p text:style-name="P25"><text:span text:style-name="Fuente_20_de_20_párrafo_20_predeter."><text:span text:style-name="T33"/></text:span></text:p>
      <text:p text:style-name="P36"><text:bookmark-end text:name="bkmIaNomeQuim1"/><text:bookmark text:name="bkmConcentracoes"/><text:span text:style-name="T5">Outros ingredientes..........................................................................................................................</text:span><text:span text:style-name="Fuente_20_de_20_párrafo_20_predeter."><text:span text:style-name="T30"><text:placeholder text:placeholder-type="text">&lt;o.inert_quantity&gt;</text:placeholder></text:span></text:span><text:span text:style-name="Fuente_20_de_20_párrafo_20_predeter."><text:span text:style-name="T30"> </text:span></text:span><text:span text:style-name="Fuente_20_de_20_párrafo_20_predeter."><text:span text:style-name="T30"><text:placeholder text:placeholder-type="text">&lt;o.inert_quantity_uom.name&gt;</text:placeholder></text:span></text:span></text:p>
      <text:p text:style-name="P43"/>
      <text:p text:style-name="P35"><text:span text:style-name="T22">CONTEÚDO:</text:span><text:span text:style-name="T20"> VIDE RÓTULO </text:span></text:p>
      <text:p text:style-name="P37"><text:span text:style-name="Fuente_20_de_20_párrafo_20_predeter."><text:span text:style-name="T59"/></text:span></text:p>
      <text:p text:style-name="P52"><text:span text:style-name="T24">CLASSE: </text:span><text:span text:style-name="Fuente_20_de_20_párrafo_20_predeter."><text:span text:style-name="T29"><text:placeholder text:placeholder-type="text">&lt;o.mode_of_action&gt;</text:placeholder></text:span></text:span><text:span text:style-name="Fuente_20_de_20_párrafo_20_predeter."><text:span text:style-name="T29"> </text:span></text:span><text:span text:style-name="T27">do grupo </text:span><text:bookmark-start text:name="bmkProdGrup"/><text:span text:style-name="Fuente_20_de_20_párrafo_20_predeter."><text:span text:style-name="T29"><text:placeholder text:placeholder-type="text">&lt;for each="ing in cqqs(o,'chemical')"&gt;</text:placeholder></text:span></text:span><text:bookmark-end text:name="bmkProdGrup"/><text:span text:style-name="Fuente_20_de_20_párrafo_20_predeter."><text:span text:style-name="T29"> </text:span></text:span><text:span text:style-name="Fuente_20_de_20_párrafo_20_predeter."><text:span text:style-name="T28"><text:placeholder text:placeholder-type="text">&lt;ing.ingredient_id.ingredient_group_id.name&gt;</text:placeholder></text:span></text:span><text:span text:style-name="Fuente_20_de_20_párrafo_20_predeter."><text:span text:style-name="T28"> (</text:span></text:span><text:span text:style-name="Fuente_20_de_20_párrafo_20_predeter."><text:span text:style-name="T28"><text:placeholder text:placeholder-type="text">&lt;ing.ingredient_id.name&gt;</text:placeholder></text:span></text:span><text:span text:style-name="Fuente_20_de_20_párrafo_20_predeter."><text:span text:style-name="T28">) </text:span></text:span><text:span text:style-name="Fuente_20_de_20_párrafo_20_predeter."><text:span text:style-name="T37"><text:placeholder text:placeholder-type="text">&lt;/for&gt;</text:placeholder></text:span></text:span></text:p>
      <text:p text:style-name="P39"/>
      <text:p text:style-name="Standard"><text:span text:style-name="T22">TIPO DE FORMULAÇÃO: </text:span><text:span text:style-name="Fuente_20_de_20_párrafo_20_predeter."><text:span text:style-name="T40"><text:placeholder text:placeholder-type="text">&lt;o.formulation_type_id.name&gt;</text:placeholder></text:span></text:span></text:p>
      <text:p text:style-name="P53"><text:placeholder text:placeholder-type="text">&lt;for each="partner in partners(o, 'importer')"&gt;</text:placeholder></text:p>
      <text:p text:style-name="P53"/>
      <text:p text:style-name="P18">TITULAR DO REGISTRO (*):</text:p>
      <text:p text:style-name="P148"><text:span text:style-name="Fuente_20_de_20_párrafo_20_predeter."><text:span text:style-name="T60"><text:placeholder text:placeholder-type="text">&lt;partner.name&gt;</text:placeholder></text:span></text:span></text:p>
      <text:p text:style-name="P148"><text:span text:style-name="Fuente_20_de_20_párrafo_20_predeter."><text:span text:style-name="T60"><text:placeholder text:placeholder-type="text">&lt;partner.street&gt;</text:placeholder></text:span></text:span></text:p>
      <text:p text:style-name="P35"><text:span text:style-name="Fuente_20_de_20_párrafo_20_predeter."><text:span text:style-name="T60"><text:placeholder text:placeholder-type="text">&lt;partner.state_id.name&gt;</text:placeholder></text:span></text:span><text:span text:style-name="Fuente_20_de_20_párrafo_20_predeter."><text:span text:style-name="T60"> </text:span></text:span><text:span text:style-name="T6">– CEP </text:span><text:span text:style-name="Fuente_20_de_20_párrafo_20_predeter."><text:span text:style-name="T60"><text:placeholder text:placeholder-type="text">&lt;partner.zip&gt;</text:placeholder></text:span></text:span></text:p>
      <text:p text:style-name="P35"><text:span text:style-name="T6">Tel. <text:s/></text:span><text:span text:style-name="Fuente_20_de_20_párrafo_20_predeter."><text:span text:style-name="T60"><text:placeholder text:placeholder-type="text">&lt;partner.phone&gt;</text:placeholder></text:span></text:span><text:span text:style-name="Fuente_20_de_20_párrafo_20_predeter."><text:span text:style-name="T60"> </text:span></text:span><text:span text:style-name="T6">– Fax: </text:span><text:span text:style-name="Fuente_20_de_20_párrafo_20_predeter."><text:span text:style-name="T60"><text:placeholder text:placeholder-type="text">&lt;partner.fax&gt;</text:placeholder></text:span></text:span></text:p>
      <text:p text:style-name="P35"><text:span text:style-name="T6">CNPJ: </text:span><text:span text:style-name="Fuente_20_de_20_párrafo_20_predeter."><text:span text:style-name="T60"><text:placeholder text:placeholder-type="text">&lt;partner.vat&gt;</text:placeholder></text:span></text:span><text:span text:style-name="Fuente_20_de_20_párrafo_20_predeter."><text:span text:style-name="T60"> </text:span></text:span><text:span text:style-name="T6">– Inscrição Estadual: </text:span><text:span text:style-name="Fuente_20_de_20_párrafo_20_predeter."><text:span text:style-name="T60"><text:placeholder text:placeholder-type="text">&lt;partner.gov_registration_code&gt;</text:placeholder></text:span></text:span></text:p>
      <text:p text:style-name="P35"><text:span text:style-name="T2">Registro Estadual n</text:span><text:span text:style-name="T51">o</text:span><text:span text:style-name="T64"> </text:span><text:span text:style-name="Fuente_20_de_20_párrafo_20_predeter."><text:span text:style-name="T65"><text:placeholder text:placeholder-type="text">&lt;partner.env_registration_code&gt;</text:placeholder></text:span></text:span></text:p>
      <text:p text:style-name="P13"><text:placeholder text:placeholder-type="text">&lt;/for&gt;</text:placeholder></text:p>
      <text:p text:style-name="P13"><text:s/>(*) IMPORTADOR DO PRODUTO FORMULADO</text:p>
      <text:p text:style-name="P20"/>
      <text:p text:style-name="P13"/>
      <text:p text:style-name="P13">FABRICANTES DO PRODUTO TÉCNIC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4"><text:span text:style-name="Fuente_20_de_20_párrafo_20_predeter."><text:placeholder text:placeholder-type="text">&lt;for each="partner in partners(o, 'manufacturer')"&gt;</text:placeholder></text:span></text:p>
          </table:table-cell>
        </table:table-row>
        <table:table-row>
          <table:table-cell table:style-name="Tabla1.A2" office:value-type="string">
            <text:p text:style-name="P130"><text:span text:style-name="Fuente_20_de_20_párrafo_20_predeter."><text:span text:style-name="T48"><text:placeholder text:placeholder-type="text">&lt;for each="pt in o.techincal_product_ids"&gt;</text:placeholder></text:span></text:span></text:p>
            <text:p text:style-name="P130"><text:span text:style-name="Fuente_20_de_20_párrafo_20_predeter."><text:span text:style-name="T48"><text:placeholder text:placeholder-type="text">&lt;pt.name&gt;</text:placeholder></text:span></text:span></text:p>
            <text:p text:style-name="P130"><text:span text:style-name="Fuente_20_de_20_párrafo_20_predeter."><text:span text:style-name="T48"><text:placeholder text:placeholder-type="text">&lt;/for&gt;</text:placeholder></text:span></text:span></text:p>
          </table:table-cell>
        </table:table-row>
        <table:table-row>
          <table:table-cell table:style-name="Tabla1.A2" office:value-type="string">
            <text:p text:style-name="P148"><text:span text:style-name="Fuente_20_de_20_párrafo_20_predeter."><text:span text:style-name="T62"><text:placeholder text:placeholder-type="text">&lt;partner.name&gt;</text:placeholder></text:span></text:span></text:p>
            <text:p text:style-name="P149"><text:span text:style-name="Fuente_20_de_20_párrafo_20_predeter."><text:span text:style-name="T60"><text:placeholder text:placeholder-type="text">&lt;partner.street&gt;</text:placeholder></text:span></text:span></text:p>
            <text:p text:style-name="P140"><text:span text:style-name="Fuente_20_de_20_párrafo_20_predeter."><text:span text:style-name="T60"><text:placeholder text:placeholder-type="text">&lt;partner.city&gt;</text:placeholder></text:span></text:span><text:span text:style-name="Fuente_20_de_20_párrafo_20_predeter."><text:span text:style-name="T60"> </text:span></text:span><text:span text:style-name="Fuente_20_de_20_párrafo_20_predeter."><text:span text:style-name="T61">- </text:span></text:span><text:span text:style-name="Fuente_20_de_20_párrafo_20_predeter."><text:span text:style-name="T60"><text:placeholder text:placeholder-type="text">&lt;partner.country_id.name&gt;</text:placeholder></text:span></text:span></text:p>
          </table:table-cell>
        </table:table-row>
        <table:table-row>
          <table:table-cell table:style-name="Tabla1.A2" office:value-type="string">
            <text:p text:style-name="P143"><text:placeholder text:placeholder-type="text">&lt;/for&gt;</text:placeholder></text:p>
          </table:table-cell>
        </table:table-row>
      </table:table>
      <text:p text:style-name="P18"><text:bookmark-start text:name="bkmPTFab"/><text:bookmark-end text:name="bkmPTFab"/></text:p>
      <text:p text:style-name="P18">FORMULADORES / MANIPULADORES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4"><text:span text:style-name="Fuente_20_de_20_párrafo_20_predeter."><text:placeholder text:placeholder-type="text">&lt;for each="partner in partners(o, 'manufacturer')"&gt;</text:placeholder></text:span></text:p>
          </table:table-cell>
        </table:table-row>
        <table:table-row>
          <table:table-cell table:style-name="Tabla2.A2" office:value-type="string">
            <text:p text:style-name="P130"><text:span text:style-name="Fuente_20_de_20_párrafo_20_predeter."><text:span text:style-name="T48"><text:placeholder text:placeholder-type="text">&lt;o.formulated_product_id.name&gt;</text:placeholder></text:span></text:span></text:p>
          </table:table-cell>
        </table:table-row>
        <text:soft-page-break/>
        <table:table-row>
          <table:table-cell table:style-name="Tabla2.A2" office:value-type="string">
            <text:p text:style-name="P148"><text:span text:style-name="Fuente_20_de_20_párrafo_20_predeter."><text:span text:style-name="T62"><text:placeholder text:placeholder-type="text">&lt;partner.name&gt;</text:placeholder></text:span></text:span></text:p>
            <text:p text:style-name="P149"><text:span text:style-name="Fuente_20_de_20_párrafo_20_predeter."><text:span text:style-name="T60"><text:placeholder text:placeholder-type="text">&lt;partner.street&gt;</text:placeholder></text:span></text:span></text:p>
            <text:p text:style-name="P140"><text:span text:style-name="Fuente_20_de_20_párrafo_20_predeter."><text:span text:style-name="T60"><text:placeholder text:placeholder-type="text">&lt;partner.city&gt;</text:placeholder></text:span></text:span><text:span text:style-name="Fuente_20_de_20_párrafo_20_predeter."><text:span text:style-name="T60"> </text:span></text:span><text:span text:style-name="Fuente_20_de_20_párrafo_20_predeter."><text:span text:style-name="T61">- </text:span></text:span><text:span text:style-name="Fuente_20_de_20_párrafo_20_predeter."><text:span text:style-name="T60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143"><text:placeholder text:placeholder-type="text">&lt;/for&gt;</text:placeholder></text:p>
          </table:table-cell>
        </table:table-row>
      </table:table>
      <text:p text:style-name="P1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1">N<text:span text:style-name="T53">o</text:span> do lote ou partida:</text:p>
          </table:table-cell>
          <table:table-cell table:style-name="Tabla8.B1" office:value-type="string">
            <text:p text:style-name="P21"/>
          </table:table-cell>
        </table:table-row>
        <table:table-row table:style-name="Tabla8.3">
          <table:table-cell table:style-name="Tabla8.A2" office:value-type="string">
            <text:p text:style-name="P21">Data de fabricação:</text:p>
          </table:table-cell>
          <table:table-cell table:style-name="Tabla8.B2" office:value-type="string">
            <text:p text:style-name="P21">VIDE EMBALAGEM</text:p>
          </table:table-cell>
        </table:table-row>
        <table:table-row table:style-name="Tabla8.3">
          <table:table-cell table:style-name="Tabla8.A2" office:value-type="string">
            <text:p text:style-name="P21">Data de vencimento:</text:p>
          </table:table-cell>
          <table:table-cell table:style-name="Tabla8.A2" office:value-type="string">
            <text:p text:style-name="P21"/>
          </table:table-cell>
        </table:table-row>
      </table:table>
      <text:p text:style-name="P18"><text:bookmark-start text:name="bkmFormuladores"/></text:p>
      <text:p text:style-name="P23"><text:bookmark-end text:name="bkmFormuladores"/></text:p>
      <text:p text:style-name="P14">ANTES DE USAR O PRODUTO LEIA O RÓTULO, A BULA E A RECEITA E CONSERVE-OS EM SEU PODER.</text:p>
      <text:p text:style-name="P14">É OBRIGATÓRIO O USO DE EQUIPAMENTOS DE PROTEÇÃO INDVIDUAL. PROTEJA-SE</text:p>
      <text:p text:style-name="P13"/>
      <text:p text:style-name="P14">É OBRIGATÓRIA A DEVOLUÇÃO DA EMBALAGEM VAZIA.</text:p>
      <text:p text:style-name="P14"/>
      <text:p text:style-name="P66">Indústria Brasileira</text:p>
      <text:p text:style-name="P66"/>
      <text:p text:style-name="P15">CLASSIFICAÇÃO TOXICOLÓGICA: A SER DEFINIDA PELA ANVISA</text:p>
      <text:p text:style-name="P15">CLASSIFICAÇÃO DO POTENCIAL DE PERICULOSIDADE AMBIENTAL: A SER DEFINIDA PELO IBAMA</text:p>
      <text:p text:style-name="P15"/>
      <table:table table:name="Tabla7" table:style-name="Tabla7">
        <table:table-column table:style-name="Tabla7.A"/>
        <table:table-row>
          <table:table-cell table:style-name="Tabla7.A1" office:value-type="string">
            <text:p text:style-name="P128"><draw:frame draw:style-name="fr1" draw:name="3" text:anchor-type="paragraph" svg:x="0.095cm" svg:y="0.617cm" svg:width="6.181cm" svg:height="1.221cm" draw:z-index="1"><draw:text-box><text:p text:style-name="P152">Pictogramas conforme aprovado pelo órgão responsável pela saúde humana – ANVISA / MS</text:p></draw:text-box></draw:frame><draw:frame draw:style-name="fr1" draw:name="2" text:anchor-type="paragraph" svg:x="8.696cm" svg:y="0.577cm" svg:width="5.547cm" svg:height="1.261cm" draw:z-index="3"><draw:text-box><text:p text:style-name="P152">Pictogramas conforme aprovado pelo órgão responsável pela saúde humana – ANVISA / MS</text:p><text:p text:style-name="Frame_20_contents"/></draw:text-box></draw:frame><draw:frame draw:style-name="fr2" draw:name="1" text:anchor-type="paragraph" svg:x="14.755cm" svg:y="0.134cm" svg:width="2.129cm" svg:height="2.193cm" draw:z-index="4"><draw:text-box><text:p text:style-name="P124">PICTOGRAMAS CONFORME APROVADO PELO ÓRGÃO RESPONSÁVEL PELO MEIO AMBIENTE – IBAMA / MMA</text:p></draw:text-box></draw:frame><draw:frame draw:style-name="fr3" draw:name="gráficos1" text:anchor-type="paragraph" svg:x="7.038cm" svg:y="0.217cm" svg:width="0.914cm" svg:height="1.037cm" draw:z-index="0"><draw:image xlink:href="Pictures/10000000000000250000002AC840A158.png" xlink:type="simple" xlink:show="embed" xlink:actuate="onLoad"/></draw:frame><draw:circle text:anchor-type="paragraph" draw:z-index="2" draw:style-name="gr1" draw:text-style-name="P153" svg:width="1.925cm" svg:height="1.925cm" svg:x="6.507cm" svg:y="0.217cm"><text:p text:style-name="P153"><text:span text:style-name="T67"/></text:p><text:p text:style-name="P153"><text:span text:style-name="T67">CUIDADO</text:span></text:p><text:p text:style-name="P153"><text:span text:style-name="T67">VENENO</text:span></text:p></draw:circle></text:p>
          </table:table-cell>
        </table:table-row>
      </table:table>
      <text:p text:style-name="P15"/>
      <text:p text:style-name="P29"/>
      <text:p text:style-name="P29"/>
      <text:p text:style-name="P29"/>
      <text:p text:style-name="P29">MINISTÉRIO DA AGRICULTURA, PECUÁRIA E ABASTECIMENTO – MAPA <text:s text:c="63"/></text:p>
      <text:p text:style-name="P69"/>
      <text:p text:style-name="P132">INSTRUÇÕES DE USO:</text:p>
      <text:p text:style-name="P71"/>
      <text:p text:style-name="P57"><text:placeholder text:placeholder-type="text">&lt;for each="inf in informations(o, 'Purpose')"&gt;</text:placeholder></text:p>
      <text:p text:style-name="P58"><text:placeholder text:placeholder-type="text">&lt;insert_html(inf)&gt;</text:placeholder></text:p>
      <text:p text:style-name="P59"><text:placeholder text:placeholder-type="text">&lt;/for&gt;</text:placeholder></text:p>
      <text:p text:style-name="P7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rows-spanned="2" office:value-type="string">
            <text:p text:style-name="P19">Cultura</text:p>
          </table:table-cell>
          <table:table-cell table:style-name="Tabla4.A1" table:number-columns-spanned="2" office:value-type="string">
            <text:p text:style-name="P80">Praga</text:p>
          </table:table-cell>
          <table:covered-table-cell/>
          <table:table-cell table:style-name="Tabla4.A1" table:number-rows-spanned="2" office:value-type="string">
            <text:p text:style-name="P19">Dose</text:p>
          </table:table-cell>
        </table:table-row>
        <table:table-row table:style-name="Tabla4.2">
          <table:covered-table-cell/>
          <table:table-cell table:style-name="Tabla4.A1" office:value-type="string">
            <text:p text:style-name="P81">Nome Científico</text:p>
          </table:table-cell>
          <table:table-cell table:style-name="Tabla4.A1" office:value-type="string">
            <text:p text:style-name="P81">Nome Comum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86"><text:placeholder text:placeholder-type="text">&lt;for each="rec in o.use_recommendation_ids"&gt;</text:placeholder></text:p>
          </table:table-cell>
          <table:table-cell table:style-name="Tabla4.A1" office:value-type="string">
            <text:p text:style-name="P87"/>
          </table:table-cell>
          <table:table-cell table:style-name="Tabla4.A1" office:value-type="string">
            <text:p text:style-name="P82"/>
          </table:table-cell>
          <table:table-cell table:style-name="Tabla4.A1" office:value-type="string">
            <text:p text:style-name="P82"/>
          </table:table-cell>
        </table:table-row>
        <table:table-row table:style-name="Tabla4.1">
          <table:table-cell table:style-name="Tabla4.A1" office:value-type="string">
            <text:p text:style-name="P88"><text:placeholder text:placeholder-type="text">&lt;rec.crop_id.common_name&gt;</text:placeholder></text:p>
          </table:table-cell>
          <table:table-cell table:style-name="Tabla4.A1" office:value-type="string">
            <text:p text:style-name="P88"><text:placeholder text:placeholder-type="text">&lt;rec.crop_id.name&gt;</text:placeholder></text:p>
          </table:table-cell>
          <table:table-cell table:style-name="Tabla4.A1" office:value-type="string">
            <text:p text:style-name="P88"><text:placeholder text:placeholder-type="text">&lt;rec.crop_id.common_name&gt;</text:placeholder></text:p>
          </table:table-cell>
          <table:table-cell table:style-name="Tabla4.A1" office:value-type="string">
            <text:p text:style-name="P88"><text:placeholder text:placeholder-type="text">&lt;rec.commecial_product_rate&gt;</text:placeholder></text:p>
          </table:table-cell>
        </table:table-row>
        <table:table-row table:style-name="Tabla4.1">
          <table:table-cell table:style-name="Tabla4.A1" office:value-type="string">
            <text:p text:style-name="P88"><text:placeholder text:placeholder-type="text">&lt;/for&gt;</text:placeholder></text:p>
          </table:table-cell>
          <table:table-cell table:style-name="Tabla4.A1" office:value-type="string">
            <text:p text:style-name="P87"/>
          </table:table-cell>
          <table:table-cell table:style-name="Tabla4.A1" office:value-type="string">
            <text:p text:style-name="P82"/>
          </table:table-cell>
          <table:table-cell table:style-name="Tabla4.A1" office:value-type="string">
            <text:p text:style-name="P82"/>
          </table:table-cell>
        </table:table-row>
      </table:table>
      <text:p text:style-name="P72"/>
      <text:p text:style-name="P61"><text:placeholder text:placeholder-type="text">&lt;for each="inf in informations(o, 'Use instructions')"&gt;</text:placeholder></text:p>
      <text:p text:style-name="P58"><text:placeholder text:placeholder-type="text">&lt;insert_html(inf)&gt;</text:placeholder></text:p>
      <text:p text:style-name="P91"><text:soft-page-break/><text:placeholder text:placeholder-type="text">&lt;/for&gt;</text:placeholder></text:p>
      <text:p text:style-name="P74"/>
      <text:p text:style-name="P16">NÚMERO, ÉPOCA E INTERVALO DE APLICAÇÃO:</text:p>
      <text:p text:style-name="P62"/>
      <text:p text:style-name="P62"><text:placeholder text:placeholder-type="text">&lt;for each="inf in informations(o, 'Number, timing and interval between applications','approved')"&gt;</text:placeholder></text:p>
      <text:p text:style-name="P63"><text:placeholder text:placeholder-type="text">&lt;insert_html(inf)&gt;</text:placeholder></text:p>
      <text:p text:style-name="P64"><text:placeholder text:placeholder-type="text">&lt;/for&gt;</text:placeholder></text:p>
      <text:p text:style-name="P72"/>
      <text:p text:style-name="P92">MODO E EQUIPAMENTOS DE APLICAÇÃO:</text:p>
      <text:p text:style-name="P75"/>
      <text:p text:style-name="P61"><text:placeholder text:placeholder-type="text">&lt;for each="inf in informations(o, 'Application method')"&gt;</text:placeholder></text:p>
      <text:p text:style-name="P58"><text:placeholder text:placeholder-type="text">&lt;insert_html(inf)&gt;</text:placeholder></text:p>
      <text:p text:style-name="P93"><text:placeholder text:placeholder-type="text">&lt;/for&gt;</text:placeholder></text:p>
      <text:p text:style-name="P77"/>
      <text:p text:style-name="P135">CONDIÇÕES CLIMÁTICAS RECOMENDADAS:</text:p>
      <text:p text:style-name="P76"/>
      <text:p text:style-name="P61"><text:placeholder text:placeholder-type="text">&lt;for each="inf in informations(o, 'Climatic Conditions')"&gt;</text:placeholder></text:p>
      <text:p text:style-name="P58"><text:placeholder text:placeholder-type="text">&lt;insert_html(inf)&gt;</text:placeholder></text:p>
      <text:p text:style-name="P94"><text:placeholder text:placeholder-type="text">&lt;/for&gt;</text:placeholder></text:p>
      <text:p text:style-name="P79"/>
      <text:p text:style-name="P144">INTERVALO DE SEGURANÇA:</text:p>
      <text:p text:style-name="P141"/>
      <text:p text:style-name="P60"><text:placeholder text:placeholder-type="text">&lt;for each="inf in informations(o, 'Use limitation')"&gt;</text:placeholder></text:p>
      <text:p text:style-name="P58"><text:placeholder text:placeholder-type="text">&lt;insert_html(inf)&gt;</text:placeholder></text:p>
      <text:p text:style-name="P89"><text:span text:style-name="Fuente_20_de_20_párrafo_20_predeter."><text:span text:style-name="T45"><text:placeholder text:placeholder-type="text">&lt;/for&gt;</text:placeholder></text:span></text:span><text:bookmark-start text:name="bmkIntervaloSeguranca"/></text:p>
      <text:p text:style-name="P145"><text:bookmark-end text:name="bmkIntervaloSeguranca"/></text:p>
      <text:p text:style-name="P146">INTERVALO DE REENTRADA DE PESSOAS NAS CULTURAS E ÁREAS TRATADAS:</text:p>
      <text:p text:style-name="P146"/>
      <text:p text:style-name="P60"><text:placeholder text:placeholder-type="text">&lt;for each="inf in informations(o, 'Intervalo de reentrada')"&gt;</text:placeholder></text:p>
      <text:p text:style-name="P58"><text:placeholder text:placeholder-type="text">&lt;insert_html(inf)&gt;</text:placeholder></text:p>
      <text:p text:style-name="P90"><text:span text:style-name="Fuente_20_de_20_párrafo_20_predeter."><text:span text:style-name="T47"><text:placeholder text:placeholder-type="text">&lt;/for&gt;</text:placeholder></text:span></text:span></text:p>
      <text:p text:style-name="P147"/>
      <text:p text:style-name="P146">LIMITAÇÕES DE USO:</text:p>
      <text:p text:style-name="P146"/>
      <text:p text:style-name="P150"><text:bookmark text:name="bkmUseLimit"/><text:span text:style-name="Fuente_20_de_20_párrafo_20_predeter."><text:span text:style-name="T15"><text:placeholder text:placeholder-type="text">&lt;for each="inf in informations(o, 'Technical report / Use limitation')"&gt;</text:placeholder></text:span></text:span></text:p>
      <text:p text:style-name="P58"><text:placeholder text:placeholder-type="text">&lt;insert_html(inf)&gt;</text:placeholder></text:p>
      <text:p text:style-name="P150"><text:span text:style-name="Fuente_20_de_20_párrafo_20_predeter."><text:span text:style-name="T25"><text:placeholder text:placeholder-type="text">&lt;/for&gt;</text:placeholder></text:span></text:span></text:p>
      <text:p text:style-name="P151"/>
      <text:p text:style-name="P16">INFORMAÇÕES SOBRE OS EQUIPAMENTOS DE PROTEÇÃO INDIVIDUAL A SEREM UTILIZADOS:</text:p>
      <text:p text:style-name="P16"/>
      <text:p text:style-name="P23">VIDE DADOS RELATIVOS À PROTEÇÃO DA SAÚDE HUMANA.</text:p>
      <text:p text:style-name="P23"/>
      <text:p text:style-name="P16">INFORMAÇÕES SOBRE OS EQUIPAMENTOS DE APLICAÇÃO A SEREM USADOS:</text:p>
      <text:p text:style-name="P16"/>
      <text:p text:style-name="P23">Vide Modo de Aplicação.</text:p>
      <text:p text:style-name="P23"/>
      <text:p text:style-name="P16">DESCRIÇÃO DOS PROCESSOS DE TRÍPLICE LAVAGEM DA EMBALAGEM OU TECNOLOGIA EQUIVALENTE:</text:p>
      <text:p text:style-name="P16"/>
      <text:p text:style-name="P23">VIDE DADOS RELATIVOS À PROTEÇÃO DO MEIO AMBIENTE.</text:p>
      <text:p text:style-name="P23"/>
      <text:p text:style-name="P23"/>
      <text:p text:style-name="P16">INFORMAÇÕES SOBRE OS PROCEDIMENTOS PARA A DEVOLUÇÃO, DESTINAÇÃO, TRANSPORTE, RECICLAGEM, REUTILIZAÇÃO E INUTILIZAÇÃO DAS EMBALAGENS:</text:p>
      <text:p text:style-name="P16"/>
      <text:p text:style-name="P23">VIDE DADOS RELATIVOS À PROTEÇÃO DO MEIO AMBIENTE.</text:p>
      <text:p text:style-name="P23"><text:soft-page-break/></text:p>
      <text:p text:style-name="P16">INFORMAÇÕES SOBRE OS PROCEDIMENTOS PARA A DEVOLUÇÃO E DESTINAÇÃO DE PRODUTOS IMPRÓPRIOS PARA UTILIZAÇÃO OU EM DESUSO:</text:p>
      <text:p text:style-name="P16"/>
      <text:p text:style-name="P23">VIDE DADOS RELATIVOS À PROTEÇÃO DO MEIO AMBIENTE.</text:p>
      <text:p text:style-name="P96"/>
      <text:p text:style-name="P127"><text:bookmark-start text:name="bkmFungicida"/>INFORMAÇÕES SOBRE MANEJO DE RESISTÊNCIA E MANEJO INTEGRADO DE PRAGAS</text:p>
      <text:p text:style-name="P100"/>
      <text:p text:style-name="P98">Qualquer agente de controle de pragas pode ficar menos efetivo ao longo do tempo se o alvo desenvolver algum mecanismo de resistência.</text:p>
      <text:p text:style-name="P98">Implementando as seguintes estratégias de manejo poderemos prolongar a vida útil do produto utilizado:</text:p>
      <text:p text:style-name="P98"/>
      <text:p text:style-name="P99">Qualquer <text:s/>produto para o controle das pragas, da mesma classe ou mecanismo de ação, não deve ser utilizado em aplicações consecutivas. Utilizar rotação de produtos com mecanismos de ação distintos;</text:p>
      <text:p text:style-name="P99">Utilizar os produtos somente na época, na dose e nos intervalos de aplicação recomendados no rótulo ou bula; </text:p>
      <text:p text:style-name="P99">Sempre consultar um engenheiro agrônomo para direcionamento sobre as recomendações locais para o Manejo de Resistência;</text:p>
      <text:p text:style-name="P99">Incluir outros métodos de controle (ex.: Resistência genética, controle cultural, biológico, etc.) dentro do programa de <text:s/>Manejo Integrado, quando disponível e apropriado.</text:p>
      <text:p text:style-name="P23"/>
      <text:p text:style-name="P97"><text:bookmark-end text:name="bkmFungicida"/><text:bookmark-start text:name="bkmInseticida"/>Informações sobre o manejo de resistência e MANEJO INTEGRADO DE doeNÇAS:</text:p>
      <text:p text:style-name="P98"/>
      <text:p text:style-name="P98">Qualquer agente de controle de doenças pode ficar menos efetivo ao longo do tempo se o alvo desenvolver algum mecanismo de resistência.</text:p>
      <text:p text:style-name="P98">Implementando as seguintes estratégias de manejo poderemos prolongar a vida útil do produto utilizado:</text:p>
      <text:p text:style-name="P99"/>
      <text:p text:style-name="P99">Qualquer produto para o controle das doenças, da mesma classe ou mecanismo de ação, não deve ser utilizado em aplicações consecutivas. Utilizar rotação de fungicidas com mecanismo de ação distintos;</text:p>
      <text:p text:style-name="P99">Utilizar os fungicidas somente na época, na dose e nos intervalos de aplicação recomendados no rótulo ou bula. No caso da recomendação do -------------- para o controle de doenças, aplicar o produto sempre de forma preventiva;</text:p>
      <text:p text:style-name="P99">Sempre consultar um engenheiro agrônomo para direcionamento sobre as recomendações locais para o manejo de resistência;</text:p>
      <text:p text:style-name="P99">Incluir outros métodos de controle de doenças (ex.: Resistência genética, controle cultural, biológico, etc.) dentro do programa de Manejo Integrado de Doenças (MID), quando disponível e apropriados.</text:p>
      <text:p text:style-name="P34"/>
      <text:p text:style-name="P97"><text:bookmark-end text:name="bkmInseticida"/><text:bookmark-start text:name="Bookmark1"/>Informações sobre o manejo de resistência:</text:p>
      <text:p text:style-name="P97"/>
      <text:p text:style-name="P101">O uso continuado de herbicidas com o mesmo mecanismo de ação pode contribuir para o aumento de população de plantas daninhas a ele resistentes. </text:p>
      <text:p text:style-name="P101">Como prática de manejo de resistência de plantas daninhas, deverão ser aplicados herbicidas, com diferentes mecanismos de ação, devidamente registrados para a cultura.</text:p>
      <text:p text:style-name="P23">Não havendo produtos alternativos, recomenda-se a rotação de culturas que possibilite o uso de herbicidas com diferentes mecanismos de ação. Para maiores esclarecimentos, consulte um engenheiro agrônomo.</text:p>
      <text:p text:style-name="P23"/>
      <text:p text:style-name="P29"><text:bookmark-end text:name="Bookmark1"/>MINISTÉRIO DA SAUDE – AGÊNCIA NACIONAL DE VIGILÂNCIA SANITÁRIA</text:p>
      <text:p text:style-name="P23"><text:bookmark-start text:name="bkmSemAnvisa"/>DADOS RELATIVOS À PROTEÇÃO DA SAÚDE HUMANA:</text:p>
      <text:p text:style-name="P23">(De acordo com as recomendações aprovadas pelo órgão responsável pela Saude Humana – ANVISA/MS)</text:p>
      <text:p text:style-name="P23"><text:bookmark-end text:name="bkmSemAnvisa"/></text:p>
      <text:p text:style-name="P102"><text:bookmark-start text:name="Bookmark2"/>DADOS RELATIVOS À PROTEÇÃO DA SAÚDE HUMANA</text:p>
      <text:p text:style-name="P102"/>
      <text:p text:style-name="P123">ANTES DE USAR LEIA COM ATENÇÃO AS INSTRUÇÕES.</text:p>
      <text:p text:style-name="P123"><text:soft-page-break/>PRODUTO PERIGOSO.</text:p>
      <text:p text:style-name="P123">USE OS EQUIPAMENTOS DE PROTEÇÃO INDIVIDUAL COMO INDICADO.</text:p>
      <text:p text:style-name="P104"/>
      <text:p text:style-name="P104"/>
      <text:p text:style-name="P103">PRECAUÇÕES GERAIS:</text:p>
      <text:p text:style-name="P103"/>
      <text:list xml:id="list58129908" text:style-name="WWNum13">
        <text:list-item>
          <text:p text:style-name="P44"><text:span text:style-name="T2">Produto para </text:span><text:span text:style-name="T9">uso exclusivamente agrícola </text:span></text:p>
        </text:list-item>
        <text:list-item>
          <text:p text:style-name="P45">Não coma, não beba e não fume durante o manuseio e aplicação do produto.</text:p>
        </text:list-item>
        <text:list-item>
          <text:p text:style-name="P45">Não manuseie ou aplique o produto sem os equipamentos de proteção individual (EPI) recomendados.</text:p>
        </text:list-item>
        <text:list-item>
          <text:p text:style-name="P45">Os equipamentos de proteção individual (EPI) recomendados devem ser vestidos na seguinte ordem: macacão, botas, avental, máscara, óculos, touca árabe e luvas.</text:p>
        </text:list-item>
        <text:list-item>
          <text:p text:style-name="P45">Não utilize equipamentos de proteção individual (EPI) danificados.</text:p>
        </text:list-item>
        <text:list-item>
          <text:p text:style-name="P45">Não utilize equipamentos com vazamentos ou defeitos.</text:p>
        </text:list-item>
        <text:list-item>
          <text:p text:style-name="P45">Não desentupa bicos, orifícios e válvulas com a boca.</text:p>
        </text:list-item>
        <text:list-item>
          <text:p text:style-name="P45">Não transporte o produto juntamente com alimentos, medicamentos, rações, animais e pessoas.</text:p>
        </text:list-item>
      </text:list>
      <text:p text:style-name="P105"/>
      <text:p text:style-name="P103">PRECAUÇÕES NA PREPARAÇÃO DA CALDA:</text:p>
      <text:list xml:id="list2019576174" text:continue-numbering="true" text:style-name="WWNum13">
        <text:list-item>
          <text:p text:style-name="P45">Caso ocorra contato acidental da pessoa com o produto, siga as orientações descritas em primeiros socorros e procure rapidamente um serviço médico de emergência.</text:p>
        </text:list-item>
        <text:list-item>
          <text:p text:style-name="P44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44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46">Manuseie o produto em local aberto e ventilado. </text:p>
        </text:list-item>
      </text:list>
      <text:p text:style-name="P106"/>
      <text:p text:style-name="P11">PRECAUÇÕES DURANTE A APLICAÇÃO:</text:p>
      <text:list xml:id="list1506405230" text:style-name="WWNum14">
        <text:list-item>
          <text:p text:style-name="P47">Evite o máximo possível o contato com a área de aplicação </text:p>
        </text:list-item>
        <text:list-item>
          <text:p text:style-name="P47">Não aplique o produto na presença de ventos fortes e nas horas mais quentes do dia. </text:p>
        </text:list-item>
        <text:list-item>
          <text:p text:style-name="P47">Verifique a direção do vento, aplique o produto de forma a evitar o contato do aplicador com a névoa do produto, conforme o equipamento de aplicação. </text:p>
        </text:list-item>
        <text:list-item>
          <text:p text:style-name="P49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47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27"/>
      <text:p text:style-name="P11">PRECAUÇÕES APÓS A APLICAÇÃO: </text:p>
      <text:list xml:id="list1497229385" text:style-name="WWNum15">
        <text:list-item>
          <text:p text:style-name="P48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48"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48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48">Antes de retirar os equipamentos de proteção individual (EPI), lave as luvas ainda vestidas para evitar contaminação. </text:p>
        </text:list-item>
        <text:list-item>
          <text:p text:style-name="P48">Os equipamentos de proteção individual (EPls) recomendados devem ser retirados na seguinte ordem: touca árabe, óculos, avental, botas, macacão, luvas e máscara. </text:p>
        </text:list-item>
        <text:list-item>
          <text:p text:style-name="P48">Tome banho imediatamente após a aplicação do produto. </text:p>
        </text:list-item>
        <text:list-item>
          <text:p text:style-name="P48">Troque e lave as suas roupas de proteção separado das demais roupas da família. Ao lavar as roupas utilizar luvas e avental impermeável. </text:p>
        </text:list-item>
        <text:list-item>
          <text:p text:style-name="P48">Faça a manutenção e lavagem dos equipamentos de proteção após cada aplicação do produto.</text:p>
        </text:list-item>
        <text:list-item>
          <text:p text:style-name="P48">Fique atento ao tempo de uso dos filtros, seguindo corretamente as especificações do fabricante.</text:p>
        </text:list-item>
        <text:list-item>
          <text:p text:style-name="P48">Não reutilizar a embalagem vazia. </text:p>
        </text:list-item>
        <text:list-item>
          <text:p text:style-name="P48"><text:soft-page-break/>No descarte de embalagens utilize equipamento de proteção individual - EPI: macacão de algodão hidrorrepelente com mangas compridas, luvas de nitrila e botas de borracha.</text:p>
        </text:list-item>
      </text:list>
      <text:p text:style-name="P136"/>
      <text:p text:style-name="P70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5"><text:span text:style-name="T16">PRIMEIROS SOCORROS</text:span><text:span text:style-name="T17">: </text:span><text:span text:style-name="T18"><text:placeholder text:placeholder-type="text">&lt;for each="inf in informations(o, 'Primeiros socorros')"&gt;</text:placeholder></text:span><text:span text:style-name="T18"> </text:span><text:span text:style-name="T49"><text:placeholder text:placeholder-type="text">&lt;insert_html(inf)&gt;</text:placeholder></text:span></text:p>
            <text:p text:style-name="P42"><text:placeholder text:placeholder-type="text">&lt;/for&gt;</text:placeholder></text:p>
          </table:table-cell>
        </table:table-row>
      </table:table>
      <text:p text:style-name="P138"/>
      <text:p text:style-name="Title"><text:span text:style-name="T54">- INTOXICAÇÕES POR </text:span><text:span text:style-name="T56"><text:placeholder text:placeholder-type="text">&lt;o.formulated_product_id.name&gt;</text:placeholder></text:span></text:p>
      <text:p text:style-name="P137"/>
      <text:p text:style-name="P139">Informações MÉdicas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2">Grupo químico</text:p>
            <text:p text:style-name="P12"/>
          </table:table-cell>
          <table:table-cell table:style-name="Tabla6.B1" office:value-type="string">
            <text:p text:style-name="P65"><text:span text:style-name="T41"><text:placeholder text:placeholder-type="text">&lt;for each="cqq in cqqs(o,'chemical')"&gt;</text:placeholder></text:span></text:p>
            <text:p text:style-name="P65"><text:placeholder text:placeholder-type="text">&lt;cqq.ingredient_id.ingredient_group_id.name&gt;</text:placeholder> (<text:placeholder text:placeholder-type="text">&lt;cqq.ingredient_id.name&gt;</text:placeholder>)</text:p>
            <text:p text:style-name="P55"><text:span text:style-name="T55"><text:placeholder text:placeholder-type="text">&lt;/for&gt;</text:placeholder></text:span></text:p>
          </table:table-cell>
        </table:table-row>
        <table:table-row table:style-name="Tabla6.1">
          <table:table-cell table:style-name="Tabla6.A2" office:value-type="string">
            <text:p text:style-name="P12">Classe toxicológica </text:p>
          </table:table-cell>
          <table:table-cell table:style-name="Tabla6.B2" office:value-type="string">
            <text:p text:style-name="P30">A ser definido pela ANVISA</text:p>
          </table:table-cell>
        </table:table-row>
        <table:table-row table:style-name="Tabla6.3">
          <table:table-cell table:style-name="Tabla6.A3" office:value-type="string">
            <text:p text:style-name="P12">Vias de exposição</text:p>
          </table:table-cell>
          <table:table-cell table:style-name="Tabla6.B3" office:value-type="string">
            <text:p text:style-name="P61"><text:placeholder text:placeholder-type="text">&lt;for each="inf in informations(o, 'Primeiros socorros')"&gt;</text:placeholder></text:p>
            <text:p text:style-name="P58"><text:placeholder text:placeholder-type="text">&lt;insert_html(inf)&gt;</text:placeholder></text:p>
            <text:p text:style-name="P93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12">Toxicocinética</text:p>
          </table:table-cell>
          <table:table-cell table:style-name="Tabla6.B4" office:value-type="string">
            <text:p text:style-name="P61"><text:placeholder text:placeholder-type="text">&lt;for each="inf in informations(o, 'Informações Médicas - Toxicocinética')"&gt;</text:placeholder></text:p>
            <text:p text:style-name="P58"><text:placeholder text:placeholder-type="text">&lt;insert_html(inf)&gt;</text:placeholder></text:p>
            <text:p text:style-name="P93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12">Mecanismos de Toxicidade</text:p>
          </table:table-cell>
          <table:table-cell table:style-name="Tabla6.B5" office:value-type="string">
            <text:p text:style-name="P61"><text:placeholder text:placeholder-type="text">&lt;for each="inf in informations(o, 'Informações Médicas - Mecanismos de Toxicidade')"&gt;</text:placeholder></text:p>
            <text:p text:style-name="P58"><text:placeholder text:placeholder-type="text">&lt;insert_html(inf)&gt;</text:placeholder></text:p>
            <text:p text:style-name="P93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12">Sintomas e sinais clínicos</text:p>
          </table:table-cell>
          <table:table-cell table:style-name="Tabla6.B6" office:value-type="string">
            <text:p text:style-name="P61"><text:placeholder text:placeholder-type="text">&lt;for each="inf in informations(o, 'Informações Médicas - Sintomas e sinais clínicos')"&gt;</text:placeholder></text:p>
            <text:p text:style-name="P58"><text:placeholder text:placeholder-type="text">&lt;insert_html(inf)&gt;</text:placeholder></text:p>
            <text:p text:style-name="P93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12">Diagnóstico</text:p>
            <text:p text:style-name="P12"/>
          </table:table-cell>
          <table:table-cell table:style-name="Tabla6.B7" office:value-type="string">
            <text:p text:style-name="P61"><text:placeholder text:placeholder-type="text">&lt;for each="inf in informations(o, 'Informações Médicas - Diagnóstico')"&gt;</text:placeholder></text:p>
            <text:p text:style-name="P95"><text:placeholder text:placeholder-type="text">&lt;insert_html(inf)&gt;</text:placeholder></text:p>
            <text:p text:style-name="P93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125" text:outline-level="1">Tratamento</text:h>
            <text:p text:style-name="P12"/>
          </table:table-cell>
          <table:table-cell table:style-name="Tabla6.B8" office:value-type="string">
            <text:p text:style-name="P61"><text:placeholder text:placeholder-type="text">&lt;for each="inf in informations(o, 'Informações Médicas - Tratamento')"&gt;</text:placeholder></text:p>
            <text:p text:style-name="P58"><text:placeholder text:placeholder-type="text">&lt;insert_html(inf)&gt;</text:placeholder></text:p>
            <text:p text:style-name="P93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126" text:outline-level="1">Contra-indicações</text:h>
          </table:table-cell>
          <table:table-cell table:style-name="Tabla6.B9" office:value-type="string">
            <text:p text:style-name="P61"><text:placeholder text:placeholder-type="text">&lt;for each="inf in informations(o, 'Informações Médicas - Contra-indicações')"&gt;</text:placeholder></text:p>
            <text:p text:style-name="P58"><text:placeholder text:placeholder-type="text">&lt;insert_html(inf)&gt;</text:placeholder></text:p>
            <text:p text:style-name="P93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32"/>
            <text:p text:style-name="P32"/>
            <text:p text:style-name="P12">ATENÇÃO</text:p>
          </table:table-cell>
          <table:table-cell table:style-name="Tabla6.B10" office:value-type="string">
            <text:p text:style-name="P31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30">Rede Nacional de Centros de Informação e Assistência Toxicológica</text:p>
            <text:p text:style-name="P107">RENACIAT – ANVISA/MS</text:p>
            <text:p text:style-name="P108">Notifique ao sistema de informação de agravos de notificação (SINAN / MS)</text:p>
            <text:p text:style-name="P109">TELEFONES PARA OS CASOS DE EMERGÊNCIA: </text:p>
            <text:p text:style-name="P109">Centro do Controle de Envenenamento do Paraná: 0800 41 0148</text:p>
            <text:p text:style-name="P109">ALTA – América Latina Tecnologia Agrícola Ltda.: (41) 3071-9100</text:p>
          </table:table-cell>
        </table:table-row>
      </table:table>
      <text:p text:style-name="P23"/>
      <text:p text:style-name="P21"/>
      <text:p text:style-name="P17"><text:soft-page-break/>MECANISMOS DE AÇÃO, ABSORÇÃO E EXCREÇÃO PARA ANIMAIS DE LABORATÓRIO:</text:p>
      <text:p text:style-name="P61"><text:placeholder text:placeholder-type="text">&lt;for each="inf in informations(o, 'Mecanismos de ação, absorção e excreção')"&gt;</text:placeholder></text:p>
      <text:p text:style-name="P58"/>
      <text:p text:style-name="P58"><text:placeholder text:placeholder-type="text">&lt;insert_html(inf)&gt;</text:placeholder></text:p>
      <text:p text:style-name="P58"/>
      <text:p text:style-name="P77"><text:placeholder text:placeholder-type="text">&lt;/for&gt;</text:placeholder></text:p>
      <text:p text:style-name="P17">EFEITOS AGUDOS PARA ANIMAIS DE LABORATÓRIO:</text:p>
      <text:p text:style-name="P61"><text:placeholder text:placeholder-type="text">&lt;for each="inf in informations(o, 'Efeitos agudos')"&gt;</text:placeholder></text:p>
      <text:p text:style-name="P58"/>
      <text:p text:style-name="P58"><text:placeholder text:placeholder-type="text">&lt;insert_html(inf)&gt;</text:placeholder></text:p>
      <text:p text:style-name="P58"/>
      <text:p text:style-name="P41"><text:placeholder text:placeholder-type="text">&lt;/for&gt;</text:placeholder></text:p>
      <text:p text:style-name="P17">EFEITOS CRÔNICOS PARA ANIMAIS DE LABORATÓRIO:</text:p>
      <text:p text:style-name="P61"><text:placeholder text:placeholder-type="text">&lt;for each="inf in informations(o, 'Efeitos crônicos')"&gt;</text:placeholder></text:p>
      <text:p text:style-name="P58"/>
      <text:p text:style-name="P58"><text:placeholder text:placeholder-type="text">&lt;insert_html(inf)&gt;</text:placeholder></text:p>
      <text:p text:style-name="P58"/>
      <text:p text:style-name="P78"><text:placeholder text:placeholder-type="text">&lt;/for&gt;</text:placeholder></text:p>
      <text:p text:style-name="P29"><text:bookmark-end text:name="Bookmark2"/>INSTITUTO BRASILEIRO DO MEIO AMBIENTE E DOS RECURSOS NATURAIS RENOVÁVEIS</text:p>
      <text:p text:style-name="P23"><text:bookmark-start text:name="bkmSemIbama"/>DADOS RELATIVOS À PROTEÇÃO DO MEIO AMBIENTE:</text:p>
      <text:p text:style-name="P23">(De acordo com as recomendações aprovadas pelo órgão responsável pelo Meio Ambiente – IBAMA/MMA)</text:p>
      <text:p text:style-name="P23"><text:bookmark-end text:name="bkmSemIbama"/></text:p>
      <text:p text:style-name="P16"><text:bookmark-start text:name="Bookmark4"/>DADOS RELATIVOS À PROTEÇÃO DO MEIO AMBIENTE:</text:p>
      <text:p text:style-name="P16"/>
      <text:p text:style-name="P16">PRECAUÇÕES DE USO E ADVERTÊNCIAS QUANTO AOS CUIDADOS DE PROTEÇÃO AO MEIO AMBIENTE:</text:p>
      <text:p text:style-name="P23"/>
      <text:p text:style-name="P23">- Este produto é: </text:p>
      <text:p text:style-name="P26">( <text:s/>) Altamente Perigoso ao Meio Ambiente (CLASSE I)</text:p>
      <text:p text:style-name="P28">( <text:s/>) <text:s/>Muito Perigoso ao Meio Ambiente (CLASSE II)</text:p>
      <text:p text:style-name="P26">( <text:s/>) Perigoso ao meio ambiente (CLASSE III)</text:p>
      <text:p text:style-name="P27">( <text:s/>)Pouco perigoso ao meio ambiente (CLASSE IV)</text:p>
      <text:p text:style-name="P23"/>
      <text:p text:style-name="P23">- Evite a contaminação ambiental – Preserve a Natureza.</text:p>
      <text:p text:style-name="P23">- Não utilize equipamento com vazamento.</text:p>
      <text:p text:style-name="P23">- Não aplique o produto na presença de ventos fortes ou nas horas mais quentes.</text:p>
      <text:p text:style-name="P23">- Aplique somente as doses recomendadas.</text:p>
      <text:p text:style-name="P23">- Não lave as embalagens ou equipamento aplicador em lagos, fontes, rios e demais corpos d´água. Evite a contaminação da água.</text:p>
      <text:p text:style-name="P23">- A destinação inadequada de embalagens e restos de produtos ocasiona contaminação do solo, da água e do ar, prejudicando a fauna, a flora e a saúde das pessoas.</text:p>
      <text:p text:style-name="P23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23">- Observe as disposições constantes na legislação estadual e municipal concernentes às atividades aeroagrícolas.<text:bookmark-end text:name="bkmIbama"/></text:p>
      <text:p text:style-name="P23"/>
      <text:p text:style-name="P16">INSTRUÇÕES DE ARMAZENAMENTO DO PRODUTO, VISANDO SUA CONSERVAÇÃO E PREVENÇÃO CONTRA ACIDENTES:</text:p>
      <text:p text:style-name="P27"/>
      <text:p text:style-name="P27">- Mantenha o produto em sua embalagem original, sempre fechada.</text:p>
      <text:p text:style-name="P27">- O local deve ser exclusivo para produtos tóxicos, devendo ser isolado de alimentos, bebidas, rações ou outros materiais.</text:p>
      <text:p text:style-name="P27">- A construção deve ser de alvenaria ou de material não combustível.</text:p>
      <text:p text:style-name="P27">- O local deve ser ventilado, coberto e ter piso impermeável.</text:p>
      <text:p text:style-name="P35"><text:span text:style-name="T5">- Coloque placas de advertência com os dizeres: </text:span><text:span text:style-name="T12">CUIDADO VENENO.</text:span></text:p>
      <text:p text:style-name="P27"><text:soft-page-break/>- Tranque o local, evitando o acesso de pessoas não autorizadas, principalmente crianças.</text:p>
      <text:p text:style-name="P27">- Deve haver sempre embalagens adequadas disponíveis, para envolver embalagens rompidas ou para o recolhimento de produtos vazados.</text:p>
      <text:p text:style-name="P27">- Em caso de armazéns, deverão ser seguidas as instruções constantes da NBR 9843 da Associação Brasileira de Normas Técnicas - ABNT</text:p>
      <text:p text:style-name="P27">- Observe as disposições constantes da legislação estadual e municipal.</text:p>
      <text:p text:style-name="P110"/>
      <text:p text:style-name="P68"><text:span text:style-name="T12">EM CASO DE ACIDENTES</text:span><text:span text:style-name="T5">:</text:span></text:p>
      <text:p text:style-name="P67">- Isole e sinalize a área contaminada.</text:p>
      <text:p text:style-name="P68"><text:span text:style-name="T5">- Contate as autoridades locais competentes e a Empresa </text:span><text:span text:style-name="T12">ALTA – AMÉRICA LATINA TECNOLOGIA AGRÍCOLA </text:span><text:span text:style-name="T5">- telefone de Emergência: (0xx41) 3071-9100</text:span></text:p>
      <text:p text:style-name="P67">- Utilize equipamento de proteção individual - EPI (macacão impermeável, luvas e botas de borracha, óculos protetores e máscara com filtros).</text:p>
      <text:p text:style-name="P67"><text:bookmark-start text:name="bkmAciSolido"/>- Em caso de derrame, estanque o escoamento, não permitindo que o produto entre em bueiros, drenos ou corpos d’água. Siga as instruções abaixo:</text:p>
      <text:p text:style-name="P67"/>
      <text:list xml:id="list2064369053" text:style-name="WWNum18">
        <text:list-item>
          <text:p text:style-name="P50"><text:span text:style-name="T12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67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67"/>
      <text:list xml:id="list1148005357" text:continue-numbering="true" text:style-name="WWNum18">
        <text:list-item>
          <text:p text:style-name="P50"><text:span text:style-name="T12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50"><text:bookmark-end text:name="bkmAciLiquido"/><text:span text:style-name="T12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50"><text:span text:style-name="T12">Corpos d'água: </text:span><text:span text:style-name="T5">interrompa imediatamente a captação para o consumo humano ou animal, contate o órgão ambiental mais próximo e o centro de emergência da empresa, visto que as medidas a serem adotadas dependem das proporções do acidente, das características do corpo hídrico em questão e da quantidade do produto envolvido.</text:span></text:p>
        </text:list-item>
      </text:list>
      <text:p text:style-name="P68"><text:span text:style-name="T5">Em caso de incêndio, use extintores de ÁGUA EM FORMA DE NEBLINA, de CO</text:span><text:span text:style-name="T58">2</text:span><text:span text:style-name="T5">, ou PÓ QUÍMICO, ficando a favor do vento para evitar intoxicação. </text:span></text:p>
      <text:p text:style-name="P23"/>
      <text:p text:style-name="P16">PROCEDIMENTO DE LAVAGEM, ARMAZENAMENTO, DEVOLUÇÃO, TRANSPORTE E DESTINAÇÃO DE EMBALAGENS VAZIAS E RESTOS DE PRODUTOS IMPRÓPRIOS PARA UTILIZAÇÃO OU EM DESUSO:</text:p>
      <text:p text:style-name="P16"/>
      <text:p text:style-name="P111">EMBALAGEM RÍGIDA LAVÁVEL</text:p>
      <text:p text:style-name="P111"/>
      <text:p text:style-name="P113">LAVAGEM DA EMBALAGEM</text:p>
      <text:p text:style-name="P114">Durante o procedimento de lavagem o operador deverá estar utilizando os mesmos EPI´s – Equipamentos de Proteção Individual - recomendados para o preparo da calda do produto.</text:p>
      <text:list xml:id="list454027719" text:style-name="WWNum17">
        <text:list-item>
          <text:p text:style-name="P51">Tríplice Lavagem (Lavagem Manual):</text:p>
        </text:list-item>
      </text:list>
      <text:p text:style-name="P116">Esta embalagem deverá ser submetida ao processo de Tríplice Lavagem, imediatamente após o seu esvaziamento, adotando-se os seguintes procedimentos:</text:p>
      <text:p text:style-name="P117"><text:soft-page-break/>- Esvazie completamente o conteúdo da embalagem no tanque do pulverizador, mantendo-a na posição vertical durante 30 segundos;</text:p>
      <text:p text:style-name="P117">- Adicione água limpa à embalagem até ¼ do seu volume;</text:p>
      <text:p text:style-name="P117">- Tampe bem a embalagem e agite-a, por 30 segundos;</text:p>
      <text:p text:style-name="P117">- Despeje a água de lavagem no tanque pulverizador;</text:p>
      <text:p text:style-name="P117">- Faça esta operação três vezes;</text:p>
      <text:p text:style-name="P117">- Inutilize a embalagem plástica ou metálica perfurando o fundo.</text:p>
      <text:list xml:id="list534998624" text:continue-numbering="true" text:style-name="WWNum17">
        <text:list-item>
          <text:p text:style-name="P51">Lavagem sob Pressão:</text:p>
        </text:list-item>
      </text:list>
      <text:p text:style-name="P112">Ao utilizar pulverizadores dotados de equipamentos de lavagem sob pressão seguir os procedimentos:</text:p>
      <text:p text:style-name="P24">- Encaixe a embalagem vazia no local apropriado do funil instalado no pulverizador;</text:p>
      <text:p text:style-name="P24">- Acione o mecanismo para liberar o jato de água;</text:p>
      <text:p text:style-name="P24">- Direcione o jato de água para todas as paredes internas da embalagem, por 30 segundos;</text:p>
      <text:p text:style-name="P24">- A água de lavagem dever ser transferida para o tanque do pulverizador;</text:p>
      <text:p text:style-name="P24">- Inutilize a embalagem plástica ou metálica, perfurando o fundo.</text:p>
      <text:p text:style-name="P112">Ao utilizar equipamento independente para a lavagem sob pressão, adotar os seguintes procedimentos:</text:p>
      <text:p text:style-name="P24">- Imediatamente após o esvaziamento do conteúdo original da embalagem, mantê-la invertida sobre a boca do tanque de pulverização, em posição vertical, durante 30 segundos;</text:p>
      <text:p text:style-name="P24">- Manter a embalagem nessa posição, introduzir a ponta do equipamento de lavagem sob pressão, direcionando o jato de água para todas as paredes internas da embalagem, por 30 segundos;</text:p>
      <text:p text:style-name="P24">- Toda a água de lavagem é dirigida diretamente para o tanque do pulverizador;</text:p>
      <text:p text:style-name="P24">- Inutilize a embalagem plástica ou metálica, perfurando o fundo.</text:p>
      <text:p text:style-name="P24"/>
      <text:p text:style-name="P113">ARMAZENAMENTO DA EMBALAGEM VAZIA</text:p>
      <text:p text:style-name="P114">Após a realização da Tríplice Lavagem ou Lavagem sob Pressão, esta embalagem deve ser armazenada com a tampa, em caixa coletiva, quando existente, separadamente das embalagens não lavadas.</text:p>
      <text:p text:style-name="P114">O armazenamento das embalagens vazias, até sua devolução pelo usuário, deve ser efetuado em local aberto, ventilado, ao abrigo de chuva e com piso impermeável, ou no próprio local onde são guardadas as embalagens cheias.</text:p>
      <text:p text:style-name="P114"/>
      <text:p text:style-name="P113">DEVOLUÇÃO DA EMBALAGEM VAZIA</text:p>
      <text:p text:style-name="P114">No prazo de até um ano da data da compra, é obrigatória a devolução da embalagem vazia, com tampa, pelo usuário, ao estabelecimento onde foi adquirido o produto ou no local indicado na nota fiscal, emitida no ato da compra.</text:p>
      <text:p text:style-name="P114">Caso o produto não tenha sido totalmente utilizado nesse prazo, e ainda esteja dentro de seu prazo de validade, será facultada a devolução da embalagem em até 6 meses após o término do prazo de validade.</text:p>
      <text:p text:style-name="P114">O usuário deve guardar o comprovante de devolução para efeito de fiscalização, pelo prazo mínimo de um ano após a devolução da embalagem vazia.</text:p>
      <text:p text:style-name="P114"/>
      <text:p text:style-name="P114"/>
      <text:p text:style-name="P114"/>
      <text:p text:style-name="P113">TRANSPORTE</text:p>
      <text:p text:style-name="P114">As embalagens vazias não podem ser transportadas junto com alimentos, bebidas, medicamentos, rações, animais e pessoas.</text:p>
      <text:p text:style-name="P114"/>
      <text:p text:style-name="P111">EMBALAGEM RÍGIDA NÃO LAVÁVEL </text:p>
      <text:p text:style-name="P111"><text:soft-page-break/></text:p>
      <text:p text:style-name="P113">ESTA EMBALAGEM NÃO PODE SER LAVADA</text:p>
      <text:p text:style-name="P113"/>
      <text:p text:style-name="P113">ARMAZENAMENTO DA EMBALAGEM VAZIA</text:p>
      <text:p text:style-name="P114">O armazenamento da embalagem vazia, até sua devolução pelo usuário, deve ser efetuado em local coberto, ventilado, ao abrigo de chuva e com piso impermeável, no próprio local onde são guardadas as embalagens cheias.</text:p>
      <text:p text:style-name="P114">Use luvas no manuseio dessa embalagem.</text:p>
      <text:p text:style-name="P114">Essa embalagem deve ser armazenada com sua tampa, em caixa coletiva, quando existente, separadamente das embalagens lavadas.</text:p>
      <text:p text:style-name="P114"/>
      <text:p text:style-name="P113">DEVOLUÇÃO DA EMBALAGEM VAZIA</text:p>
      <text:p text:style-name="P114">No prazo de até um ano da data da compra, é obrigatória a devolução da embalagem vazia, com tampa, pelo usuário, ao estabelecimento onde foi adquirido o produto ou no local indicado na nota fiscal, emitida no ato da compra.</text:p>
      <text:p text:style-name="P114">Caso o produto não tenha sido totalmente utilizado nesse prazo, e ainda esteja dentro de seu prazo de validade, será facultada a devolução da embalagem em até 6 meses após o término do prazo de validade.</text:p>
      <text:p text:style-name="P114">O usuário deve guardar o comprovante de devolução para efeito de fiscalização, pelo prazo mínimo de um ano após a devolução da embalagem vazia.</text:p>
      <text:p text:style-name="P114"/>
      <text:p text:style-name="P113">TRANSPORTE</text:p>
      <text:p text:style-name="P114">As embalagens vazias não podem ser transportadas junto com alimentos, bebidas, medicamentos, rações, animais e pessoas.</text:p>
      <text:p text:style-name="P114"/>
      <text:p text:style-name="P118">EMBALAGEM FLEXÍVEL</text:p>
      <text:p text:style-name="P119"> </text:p>
      <text:p text:style-name="P119">ESTA EMBALAGEM NÃO PODE SER LAVADA</text:p>
      <text:p text:style-name="P119"> ARMAZENAMENTO</text:p>
      <text:p text:style-name="P121"><text:span text:style-name="T10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120">            Use luvas no manuseio dessa embalagem</text:p>
      <text:p text:style-name="P120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121"><text:span text:style-name="T2"> </text:span><text:span text:style-name="T10">DEVOLUÇÃO DA EMBALAGEM VAZIA</text:span></text:p>
      <text:p text:style-name="P121"><text:span text:style-name="T10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120">            Caso o produto não tenha sido totalmente utilizado nesse prazo, e ainda esteja dentro de seu prazo de validade, será facultada a devolução da embalagem em até 6 meses após o término do prazo de validade.</text:p>
      <text:p text:style-name="P120">            O usuário deve guardar o comprovante de devolução para efeito de fiscalização, pelo prazo mínimo de um ano após a devolução da embalagem vazia.</text:p>
      <text:p text:style-name="P121"><text:span text:style-name="T2"> </text:span><text:span text:style-name="T10">TRANSPORTE</text:span></text:p>
      <text:p text:style-name="P120"> </text:p>
      <text:p text:style-name="P122"><text:soft-page-break/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111"/>
      <text:p text:style-name="P111">EMBALAGEM SECUNDÁRIA (NÃO CONTAMINADA)</text:p>
      <text:p text:style-name="P113"/>
      <text:p text:style-name="P113">ESTA EMBALAGEM NÃO PODE SER LAVADA</text:p>
      <text:p text:style-name="P113"/>
      <text:p text:style-name="P113">ARMAZENAMENTO DA EMBALAGEM VAZIA</text:p>
      <text:p text:style-name="P114">O armazenamento da embalagem vazia, até sua devolução pelo usuário, deve ser efetuado em local coberto, ventilado, ao abrigo de chuva e com piso impermeável, no próprio local onde são guardadas as embalagens cheias.</text:p>
      <text:p text:style-name="P114"/>
      <text:p text:style-name="P113">DEVOLUÇÃO DA EMBALAGEM VAZIA</text:p>
      <text:p text:style-name="P114">É obrigatória a devolução da embalagem vazia, pelo usuário, onde foi adquirido o produto ou no local indicado na nota fiscal, emitida pelo estabelecimento comercial.</text:p>
      <text:p text:style-name="P114"/>
      <text:p text:style-name="P113">TRANSPORTE</text:p>
      <text:p text:style-name="P114">As embalagens vazias não podem ser transportadas junto com alimentos, bebidas, medicamentos, rações, animais e pessoas.</text:p>
      <text:p text:style-name="P113"/>
      <text:p text:style-name="P115"><text:bookmark-start text:name="Bookmark3"/><text:span text:style-name="T14">EMBALAGENS - SACARIAS</text:span><text:span text:style-name="T11"> (utilizadas para acondicionar sementes tratadas com </text:span><text:span text:style-name="T39"><text:placeholder text:placeholder-type="text">&lt;o.formulated_product_id.name&gt;</text:placeholder></text:span><text:span text:style-name="T19">)</text:span></text:p>
      <text:p text:style-name="P113"/>
      <text:p text:style-name="P113">AS EMBALAGENS SACARIAS NÃO PODEM SER UTILIZADAS PARA OUTROS FINS.</text:p>
      <text:p text:style-name="P113"/>
      <text:p text:style-name="P113">AS EMBALAGEN SACARIAS NÃO PODEM SER LAVADAS.</text:p>
      <text:p text:style-name="P113"/>
      <text:p text:style-name="P113">ARMAZENAMENTO DAS EMBALAGENS VAZIAS:</text:p>
      <text:p text:style-name="P115"><text:span text:style-name="T4">O armazenamento das embalagens </text:span><text:span text:style-name="T11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115"><text:span text:style-name="T4">Use luvas no manuseio das </text:span><text:span text:style-name="T11">SACARIAS.</text:span></text:p>
      <text:p text:style-name="P115"><text:span text:style-name="T4">As embalagens </text:span><text:span text:style-name="T11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114"/>
      <text:p text:style-name="P113">DEVOLUÇÃO DAS EMBALAGENS – SACARIAS VAZIAS</text:p>
      <text:p text:style-name="P115"><text:span text:style-name="T4">Devem ser devolvidas, em conjunto, com a embalgem do agrotóxico </text:span><text:span text:style-name="T39"><text:placeholder text:placeholder-type="text">&lt;o.formulated_product_id.name&gt;</text:placeholder></text:span><text:span text:style-name="T39"> </text:span><text:span text:style-name="T4">ou no local onde foram adquiridas as sementes tratadas.</text:span></text:p>
      <text:p text:style-name="P115"><text:soft-page-break/><text:span text:style-name="T4">Terceiros que efetuarem o manuseio do agrotóxico, devem descrever nas sacarias que as sementes foram tratadas com o agrotóxico </text:span><text:span text:style-name="T39"><text:placeholder text:placeholder-type="text">&lt;o.formulated_product_id.name&gt;</text:placeholder></text:span><text:span text:style-name="T39"> </text:span><text:span text:style-name="T4">e informar que as mesmas devem ser devolvidas no local em que foram tratadas ou adquiridas.</text:span></text:p>
      <text:p text:style-name="P114"/>
      <text:p text:style-name="P113"><text:bookmark-end text:name="Bookmark3"/></text:p>
      <text:p text:style-name="P113">DESTINAÇÃO FINAL DAS EMBALAGENS VAZIAS</text:p>
      <text:p text:style-name="P114">A destinação final das embalagens vazias, após a devolução pelos usuários, somente poderá ser realizada pela Empresa Registrante ou por empresas legalmente autorizadas pelos órgãos competentes.</text:p>
      <text:p text:style-name="P114"/>
      <text:p text:style-name="P113">É PROIBIDO AO USUÁRIO A REUTILIZAÇÃO E A RECICLAGEM DESTA EMBALAGEM VAZIA OU FRACIONAMENTO E REEBALAGEM DESTE PRODUTO.</text:p>
      <text:p text:style-name="P113"/>
      <text:p text:style-name="P113">EFEITOS SOBRE O MEIO AMBIENTE DECORRENTES DA DESTINAÇÃO INADEQUADA DA EMBALAGEM VAZIA E RESTOS DE PRODUTOS</text:p>
      <text:p text:style-name="P115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113"/>
      <text:p text:style-name="P113">PRODUTOS IMPRÓPRIOS PARA UTILIZAÇÃO OU EM DESUSO</text:p>
      <text:p text:style-name="P114">Caso este produto venha a se tornar impróprio para utilização ou em desuso, consulte o registrante através do telefone indicado no rótulo para sua devolução e destinação final.</text:p>
      <text:p text:style-name="P114">A desativação do produto é feita através de incineração em fornos destinados para este tipo de operação, equipados com câmaras de lavagem de gases efluentes e aprovados por órgãos ambientais competentes.</text:p>
      <text:p text:style-name="P114"/>
      <text:p text:style-name="P113">TRANSPORTE DE AGROTÓXICOS, COMPONENTES E AFINS</text:p>
      <text:p text:style-name="P24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23"/>
      <text:p text:style-name="P23"><text:bookmark-end text:name="Bookmark4"/></text:p>
      <text:p text:style-name="P16">RESTRIÇÕES ESTABELECIDAS POR ÓRGÃO COMPETENTE DO ESTADO, DISTRITO FEDERAL OU MUNICIPAL</text:p>
      <text:p text:style-name="P23">De acordo com as recomendações aprovadas pelos órgãos responsáveis.</text:p>
      <text:p text:style-name="P23"/>
      <text:p text:style-name="P23"/>
      <text:p text:style-name="P23"/>
      <text:p text:style-name="P23"/>
      <text:p text:style-name="P23"/>
      <text:p text:style-name="P84"><text:span text:style-name="T3">Curitiba, </text:span><text:span text:style-name="T63"><text:date style:data-style-name="N76" text:date-value="2013-09-30T15:44:10" text:fixed="true">30 de setembro de 2013</text:date></text:span></text:p>
      <text:p text:style-name="P23"/>
      <text:p text:style-name="P23"/>
      <text:p text:style-name="P23"/>
      <text:p text:style-name="P23"/>
      <text:p text:style-name="P38"/>
      <text:p text:style-name="P15">ALTA – América Latina Tecnologia Agrícola</text:p>
      <text:p text:style-name="P33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15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Arial2" svg:font-family="Aria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F" svg:font-family="" style:font-family-generic="roman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Helvetica" svg:font-family="Helvetica, Arial" style:font-pitch="variable"/>
    <style:font-face style:name="Lohit Hindi" svg:font-family="'Lohit Hindi'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1" svg:font-family="'Droid Sans Fallback'" style:font-family-generic="system" style:font-pitch="variable"/>
    <style:font-face style:name="Helvetica1" svg:font-family="Helvetica" style:font-family-generic="system" style:font-pitch="variable"/>
    <style:font-face style:name="Lohit Hindi2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35cm" draw:distance="0.03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501cm" fo:margin-right="0cm" fo:margin-top="0cm" fo:margin-bottom="0cm" fo:text-align="justify" style:justify-single-word="false" fo:orphans="0" fo:widows="0" fo:text-indent="0cm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style:font-name="Arial1" style:language-asian="pt" style:country-asian="BR" style:font-name-complex="Arial3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  <style:text-properties style:font-name="Calibri" fo:font-size="11pt" style:font-name-asian="Calibri2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3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2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2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3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1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3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3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T1" style:family="text">
      <style:text-properties style:font-name="Arial1" fo:font-size="8pt" style:font-size-asian="8pt" style:font-name-complex="Arial3" style:font-size-complex="8pt"/>
    </style:style>
    <style:page-layout style:name="Mpm1">
      <style:page-layout-properties fo:page-width="21.001cm" fo:page-height="29.7cm" style:num-format="1" style:print-orientation="portrait" fo:margin-top="3.505cm" fo:margin-bottom="1cm" fo:margin-left="1.9cm" fo:margin-right="1.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</style:header>
      <style:footer>
        <text:p text:style-name="MP2"><text:span text:style-name="page_20_number"><text:span text:style-name="MT1"/></text:span></text:p>
        <text:p text:style-name="Footer"/>
      </style:footer>
      <style:footer-left>
        <text:p text:style-name="MP2"><text:span text:style-name="page_20_number"><text:span text:style-name="MT1"/></text:span></text:p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174</meta:editing-cycles>
    <meta:print-date>2010-01-08T11:54:00</meta:print-date>
    <meta:creation-date>2013-07-01T18:40:27</meta:creation-date>
    <dc:date>2013-11-15T10:29:01</dc:date>
    <meta:editing-duration>PT1H46M19S</meta:editing-duration>
    <meta:generator>LibreOffice/3.5$Linux_X86_64 LibreOffice_project/350m1$Build-2</meta:generator>
    <dc:creator>Juan Scarafia</dc:creator>
    <meta:document-statistic meta:table-count="7" meta:image-count="1" meta:object-count="0" meta:page-count="12" meta:paragraph-count="353" meta:word-count="3822" meta:character-count="26590" meta:non-whitespace-character-count="22962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